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Calibri" svg:font-family="Calibri"/>
    <style:font-face style:name="Courier New1" svg:font-family="'Courier New'"/>
    <style:font-face style:name="DejaVu Sans1" svg:font-family="'DejaVu Sans'"/>
    <style:font-face style:name="Menlo-Regular1" svg:font-family="Menlo-Regular"/>
    <style:font-face style:name="Times New Roman1" svg:font-family="'Times New Roman'"/>
    <style:font-face style:name="Wingdings1" svg:font-family="Wingdings"/>
    <style:font-face style:name="ＭＳ Ｐゴシック1" svg:font-family="'ＭＳ Ｐゴシック'"/>
    <style:font-face style:name="Andale Mono" svg:font-family="'Andale Mono'" style:font-pitch="fixed"/>
    <style:font-face style:name="Courier New3" svg:font-family="'Courier New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2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3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09cm" svg:stroke-color="#000000" draw:stroke-linejoin="miter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09cm" svg:stroke-color="#000000" draw:stroke-linejoin="miter" draw:fill="solid" draw:fill-color="#d2d2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8.788cm" fo:min-width="22.143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713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57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931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ank_20_Slide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7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83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55cm" fo:margin-bottom="0cm" fo:line-height="100%" fo:text-align="start" fo:text-indent="0cm"/>
    </style:style>
    <style:style style:name="P10" style:family="paragraph">
      <style:paragraph-properties fo:margin-left="0cm" fo:margin-right="0cm" fo:margin-top="0.141cm" fo:margin-bottom="0cm" fo:line-height="100%" fo:text-align="start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d2d2f4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e6e6e6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start"/>
      <style:text-properties style:font-name="Andale Mono"/>
    </style:style>
    <style:style style:name="P24" style:family="paragraph">
      <loext:graphic-properties draw:fill="solid" draw:fill-color="#f6f5bd"/>
      <style:paragraph-properties fo:text-align="start" style:font-independent-line-spacing="true"/>
      <style:text-properties style:font-name="Andale Mono" fo:font-size="18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font-independent-line-spacing="true"/>
      <style:text-properties style:font-name="Andale Mono" fo:font-size="18pt"/>
    </style:style>
    <style:style style:name="P26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.099cm" fo:margin-bottom="0cm" fo:line-height="100%" fo:text-align="start" fo:text-indent="0cm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fo:margin-left="0cm" fo:margin-right="0cm" fo:margin-top="0.113cm" fo:margin-bottom="0cm" fo:line-height="100%" fo:text-align="start" fo:text-indent="0cm"/>
    </style:style>
    <style:style style:name="P30" style:family="paragraph">
      <style:paragraph-properties fo:margin-left="0.953cm" fo:margin-right="0cm" fo:margin-top="0.169cm" fo:margin-bottom="0cm" fo:line-height="100%" fo:text-align="start" fo:text-indent="-0.949cm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f6f5bd"/>
      <style:paragraph-properties fo:text-align="start" style:font-independent-line-spacing="true"/>
      <style:text-properties style:font-name="Andale Mono" fo:font-size="14pt" style:font-size-asian="14pt" style:font-size-complex="14pt"/>
    </style:style>
    <style:style style:name="P32" style:family="paragraph">
      <style:paragraph-properties fo:margin-left="0.953cm" fo:margin-right="0cm" fo:margin-top="0.169cm" fo:margin-bottom="0cm" fo:line-height="95%" fo:text-align="start" fo:text-indent="-0.949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69cm" fo:margin-bottom="0cm" fo:line-height="95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top="0.423cm" fo:margin-bottom="0cm" fo:line-height="100%" fo:text-align="start"/>
    </style:style>
    <style:style style:name="P36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8" style:family="paragraph">
      <style:paragraph-properties fo:margin-left="0cm" fo:margin-right="0cm" fo:margin-top="0.169cm" fo:margin-bottom="0cm" fo:line-height="85%" fo:text-align="start" fo:text-indent="0cm"/>
    </style:style>
    <style:style style:name="P39" style:family="paragraph">
      <style:paragraph-properties fo:margin-left="0cm" fo:margin-right="0cm" fo:margin-top="0.141cm" fo:margin-bottom="0cm" fo:line-height="90%" fo:text-align="start" fo:text-indent="0cm"/>
    </style:style>
    <style:style style:name="P4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41" style:family="paragraph">
      <loext:graphic-properties draw:fill="solid" draw:fill-color="#d5f1cf"/>
      <style:paragraph-properties fo:text-align="start"/>
      <style:text-properties fo:font-size="18pt"/>
    </style:style>
    <style:style style:name="P42" style:family="paragraph">
      <loext:graphic-properties draw:fill="solid" draw:fill-color="#f2dcdb"/>
      <style:paragraph-properties fo:text-align="start"/>
      <style:text-properties fo:font-size="18pt"/>
    </style:style>
    <style:style style:name="P43" style:family="paragraph">
      <loext:graphic-properties draw:fill="solid" draw:fill-color="#808080"/>
      <style:paragraph-properties fo:text-align="start"/>
      <style:text-properties fo:font-size="18pt"/>
    </style:style>
    <style:style style:name="P44" style:family="paragraph">
      <style:paragraph-properties fo:margin-top="0.353cm" fo:margin-bottom="0cm" fo:line-height="100%" fo:text-align="center"/>
    </style:style>
    <style:style style:name="P45" style:family="paragraph">
      <loext:graphic-properties draw:fill="solid" draw:fill-color="#c00000"/>
      <style:paragraph-properties fo:text-align="start"/>
      <style:text-properties fo:font-size="18pt"/>
    </style:style>
    <style:style style:name="P46" style:family="paragraph">
      <style:paragraph-properties fo:margin-left="0cm" fo:margin-right="0cm" fo:margin-top="0cm" fo:margin-bottom="0cm" fo:line-height="85%" fo:text-align="start" fo:text-indent="0cm"/>
    </style:style>
    <style:style style:name="P47" style:family="paragraph">
      <style:paragraph-properties fo:margin-left="0cm" fo:margin-right="0cm" fo:margin-top="0.169cm" fo:margin-bottom="0cm" fo:line-height="90%" fo:text-align="start" fo:text-indent="0cm"/>
    </style:style>
    <style:style style:name="P48" style:family="paragraph">
      <style:paragraph-properties fo:margin-left="0cm" fo:margin-right="0cm" fo:margin-top="0cm" fo:margin-bottom="0cm" fo:line-height="90%" fo:text-align="start" fo:text-indent="0cm"/>
    </style:style>
    <style:style style:name="P49" style:family="paragraph">
      <loext:graphic-properties draw:fill="solid" draw:fill-color="#f1c7c7"/>
      <style:paragraph-properties fo:text-align="start"/>
      <style:text-properties fo:font-size="18pt"/>
    </style:style>
    <style:style style:name="P50" style:family="paragraph">
      <loext:graphic-properties draw:fill="none"/>
      <style:paragraph-properties fo:margin-left="0.331cm" fo:margin-right="0cm" fo:margin-top="0cm" fo:margin-bottom="0cm" fo:line-height="100%" fo:text-align="start" fo:text-indent="-0.327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2" style:family="paragraph">
      <loext:graphic-properties draw:fill="none"/>
      <style:paragraph-properties fo:margin-top="0.353cm" fo:margin-bottom="0cm" fo:line-height="100%" fo:text-align="center" style:font-independent-line-spacing="true"/>
      <style:text-properties fo:font-size="18pt"/>
    </style:style>
    <style:style style:name="P5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6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9" style:family="paragraph">
      <style:paragraph-properties fo:margin-top="0.353cm" fo:margin-bottom="0cm" fo:line-height="100%" fo:text-align="center" style:punctuation-wrap="simple" style:writing-mode="lr-tb"/>
    </style:style>
    <style:style style:name="P60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4pt"/>
    </style:style>
    <style:style style:name="P61" style:family="paragraph">
      <style:paragraph-properties fo:margin-top="0cm" fo:margin-bottom="0cm" fo:line-height="100%" fo:text-align="center" style:punctuation-wrap="simple" style:writing-mode="lr-tb"/>
    </style:style>
    <style:style style:name="P6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3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64" style:family="paragraph">
      <style:paragraph-properties fo:margin-top="0cm" fo:margin-bottom="0cm" fo:line-height="100%" fo:text-align="start" style:punctuation-wrap="simple" style:writing-mode="lr-tb"/>
    </style:style>
    <style:style style:name="P6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left="0cm" fo:margin-right="0cm" fo:margin-top="0.141cm" fo:margin-bottom="0cm" fo:line-height="97%" fo:text-align="start" fo:text-indent="0cm"/>
    </style:style>
    <style:style style:name="P67" style:family="paragraph">
      <style:paragraph-properties fo:margin-left="0cm" fo:margin-right="0cm" fo:margin-top="0.169cm" fo:margin-bottom="0cm" fo:line-height="97%" fo:text-align="start" fo:text-indent="0cm"/>
    </style:style>
    <style:style style:name="P68" style:family="paragraph">
      <style:paragraph-properties fo:margin-left="0cm" fo:margin-right="0cm" fo:margin-top="0cm" fo:margin-bottom="0cm" fo:line-height="97%" fo:text-align="start" fo:text-indent="0cm"/>
    </style:style>
    <style:style style:name="P69" style:family="paragraph">
      <loext:graphic-properties draw:fill="solid" draw:fill-color="#e49494"/>
      <style:paragraph-properties fo:text-align="start"/>
      <style:text-properties fo:font-size="18pt"/>
    </style:style>
    <style:style style:name="P70" style:family="paragraph">
      <style:paragraph-properties fo:margin-top="0.318cm" fo:margin-bottom="0cm" fo:line-height="100%" fo:text-align="start"/>
    </style:style>
    <style:style style:name="P71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Narrow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 Narro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 Narro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 Narrow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9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1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2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3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4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6" style:family="text">
      <style:text-properties fo:font-variant="normal" fo:text-transform="none" fo:color="#2c929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92649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40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Black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9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50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2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3" style:family="text">
      <style:text-properties fo:font-variant="normal" fo:text-transform="none" fo:color="#c1651c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4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6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2c929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59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62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64" style:family="text">
      <style:text-properties fo:font-variant="normal" fo:text-transform="none" fo:color="#cb2418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5" style:family="text">
      <style:text-properties fo:font-variant="normal" fo:text-transform="none" fo:color="#c200ff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7" style:family="text">
      <style:text-properties fo:font-variant="normal" fo:text-transform="none" fo:color="#2d961e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8" style:family="text">
      <style:text-properties fo:font-variant="normal" fo:text-transform="none" fo:color="#c1651c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ndale Mono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70" style:family="text">
      <style:text-properties fo:font-variant="normal" fo:text-transform="none" fo:color="#4a00ff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1" style:family="text">
      <style:text-properties fo:font-variant="normal" fo:text-transform="none" fo:color="#2c9290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2" style:family="text">
      <style:text-properties fo:font-variant="normal" fo:text-transform="none" fo:color="#9d206f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3" style:family="text">
      <style:text-properties fo:font-variant="normal" fo:text-transform="none" fo:color="#9d0003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10770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9e4c04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9d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f7574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0" style:family="text">
      <style:text-properties fo:font-variant="normal" fo:text-transform="none" fo:color="#9d3e4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-25% 58%" style:font-name="Arial Narrow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 Narrow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-25% 58%" style:font-name="Arial Narrow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9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90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1" style:family="text">
      <style:text-properties fo:font-variant="normal" fo:text-transform="none" fo:color="#c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4" style:family="text">
      <style:text-properties fo:font-variant="normal" fo:text-transform="none" fo:color="#c00000" style:text-line-through-style="none" style:text-line-through-type="none" style:text-position="-25% 58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6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7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-25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urier Ne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3" style:family="text">
      <style:text-properties fo:font-variant="normal" fo:text-transform="none" fo:color="#990000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font-variant="normal" fo:text-transform="none" fo:color="#c00000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6" style:family="text">
      <style:text-properties fo:font-variant="normal" fo:text-transform="none" fo:color="#c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variant="normal" fo:text-transform="none" fo:color="#32946a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09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1" style:family="text">
      <style:text-properties fo:font-variant="normal" fo:text-transform="none" fo:color="#c200ff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2" style:family="text">
      <style:text-properties fo:font-variant="normal" fo:text-transform="none" fo:color="#2d961e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3" style:family="text">
      <style:text-properties fo:font-variant="normal" fo:text-transform="none" fo:color="#c1651c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4" style:family="text">
      <style:text-properties fo:font-variant="normal" fo:text-transform="none" fo:color="#cb2418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5" style:family="text">
      <style:text-properties fo:font-variant="normal" fo:text-transform="none" fo:color="#db6f6f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16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Arial Narrow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Concurrent Programming</text:span></text:p>
          <text:p text:style-name="P1"><text:span text:style-name="T2"><text:line-break/></text:span><text:span text:style-name="T2"><text:line-break/></text:span><text:span text:style-name="T3">Computer Systems</text:span><text:span text:style-name="T2"><text:line-break/></text:span><text:span text:style-name="T2">Nov</text:span><text:span text:style-name="T4">. 6, 2018</text:span><text:span text:style-name="T2"><text:line-break/></text:span><text:span text:style-name="T2"><text:line-break/></text:span><text:span text:style-name="T2"><text:line-break/></text:span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e human mind tends to be sequential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e notion of time is often misleading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inking about all possible sequences of events in a computer system is at least error prone and frequently impos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3cm" svg:height="14.204cm" svg:x="0.635cm" svg:y="3.784cm">
          <text:list text:style-name="L2">
            <text:list-item>
              <text:p text:style-name="P7"><text:span text:style-name="T6">Classical problem classes of concurrent program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8">Races:</text:span><text:span text:style-name="T9"> outcome depends on arbitrary scheduling decisions elsewhere in the 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Example: who gets the last seat on the airplane?</text:span></text:p>
                    </text:list-item>
                  </text:list>
                </text:list-item>
                <text:list-item>
                  <text:p text:style-name="P9"><text:span text:style-name="T8">Deadlock:</text:span><text:span text:style-name="T9"> improper resource allocation prevents forward progress</text:span></text:p>
                  <text:list>
                    <text:list-item>
                      <text:p text:style-name="P10"><text:span text:style-name="T4">Example: traffic gridlock</text:span></text:p>
                    </text:list-item>
                  </text:list>
                </text:list-item>
                <text:list-item>
                  <text:p text:style-name="P9"><text:span text:style-name="T8">Livelock / Starvation / Fairness</text:span><text:span text:style-name="T9">: external events and/or system scheduling decisions can prevent sub-task progress</text:span></text:p>
                  <text:list>
                    <text:list-item>
                      <text:p text:style-name="P10"><text:span text:style-name="T4">Example: people always jump in front of you in 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6">Many aspects of concurrent programming are beyond the scope of our course..</text:span></text:p>
              <text:list>
                <text:list-item>
                  <text:p text:style-name="P9"><text:span text:style-name="T9">but, not all </text:span><text:span text:style-name="T10"></text:span></text:p>
                </text:list-item>
                <text:list-item>
                  <text:p text:style-name="P9"><text:span text:style-name="T9">We’ll cover some of these aspects in the next few lectures. </text:span></text:p>
                </text:list-item>
              </text:list>
            </text:list-item>
          </text:list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raditional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81cm">
          <text:list text:style-name="L2">
            <text:list-item>
              <text:p text:style-name="P7"><text:span text:style-name="T6">Process = process context + code, data, and stac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3" draw:layer="layout" svg:width="6.192cm" svg:height="0.882cm" svg:x="14.155cm" svg:y="9.133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4.155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3" draw:layer="layout" svg:width="6.192cm" svg:height="0.799cm" svg:x="14.155cm" svg:y="10.724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3.524cm" svg:y="13.688cm">
          <text:p text:style-name="P1"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3" draw:layer="layout" svg:width="6.196cm" svg:height="0.887cm" svg:x="14.155cm" svg:y="11.527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059cm" svg:x="3.399cm" svg:y="7.428cm">
          <text:p text:style-name="P1"><text:span text:style-name="T12">Program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6.461cm" svg:height="1.096cm" svg:x="13.792cm" svg:y="6.058cm">
          <text:p text:style-name="P12"><text:span text:style-name="T14">Code, data, and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3" draw:layer="layout" svg:width="6.196cm" svg:height="0.887cm" svg:x="14.155cm" svg:y="12.418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4.155cm" svg:y="13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4" draw:layer="layout" svg:width="6.192cm" svg:height="0.882cm" svg:x="14.155cm" svg:y="8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16" draw:layer="layout" svg:width="6.192cm" svg:height="0.882cm" svg:x="14.155cm" svg:y="7.408cm">
          <text:p text:style-name="P12"><text:span text:style-name="T1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194cm" svg:height="1.011cm" svg:x="11.942cm" svg:y="7.793cm">
          <text:p text:style-name="P12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7" draw:layer="layout" svg:x1="13.158cm" svg:y1="8.29cm" svg:x2="14.146cm" svg:y2="8.291cm">
          <text:p/>
        </draw:line>
        <draw:custom-shape draw:name="CustomShape 16" draw:style-name="gr9" draw:text-style-name="P2" draw:layer="layout" svg:width="1.224cm" svg:height="1.011cm" svg:x="11.887cm" svg:y="12.343cm">
          <text:p text:style-name="P12"><text:span text:style-name="T12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" draw:text-style-name="P17" draw:layer="layout" svg:x1="13.123cm" svg:y1="12.841cm" svg:x2="14.111cm" svg:y2="12.842cm">
          <text:p/>
        </draw:line>
        <draw:custom-shape draw:name="CustomShape 18" draw:style-name="gr9" draw:text-style-name="P2" draw:layer="layout" svg:width="1.304cm" svg:height="1.011cm" svg:x="11.843cm" svg:y="10.262cm">
          <text:p text:style-name="P12"><text:span text:style-name="T12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17" draw:layer="layout" svg:x1="13.158cm" svg:y1="10.724cm" svg:x2="14.146cm" svg:y2="10.725cm">
          <text:p/>
        </draw:line>
        <draw:custom-shape draw:name="CustomShape 20" draw:style-name="gr9" draw:text-style-name="P2" draw:layer="layout" svg:width="4.966cm" svg:height="1.096cm" svg:x="3.729cm" svg:y="6.058cm">
          <text:p text:style-name="P12"><text:span text:style-name="T14">Process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3.36cm" svg:y="11.462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Alternate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Process = thread + code, data, and kernel con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9" draw:layer="layout" svg:width="6.192cm" svg:height="0.882cm" svg:x="15.39cm" svg:y="7.408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5.39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9" draw:layer="layout" svg:width="6.192cm" svg:height="0.799cm" svg:x="15.39cm" svg:y="9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4.759cm" svg:y="11.964cm">
          <text:p text:style-name="P1"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9" draw:layer="layout" svg:width="6.196cm" svg:height="0.887cm" svg:x="15.39cm" svg:y="9.803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144cm" svg:x="4.563cm" svg:y="9.93cm">
          <text:p text:style-name="P1"><text:span text:style-name="T12">Thread context:</text:span></text:p>
          <text:p text:style-name="P1"><text:span text:style-name="T16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9.043cm" svg:height="1.096cm" svg:x="13.9cm" svg:y="5.885cm">
          <text:p text:style-name="P12"><text:span text:style-name="T17"><text:s/></text:span><text:span text:style-name="T14">Code, data, 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5.39cm" svg:y="10.694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5.39cm" svg:y="11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6" draw:layer="layout" svg:width="6.192cm" svg:height="0.882cm" svg:x="4.599cm" svg:y="8.255cm">
          <text:p text:style-name="P12"><text:span text:style-name="T1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94cm" svg:height="1.011cm" svg:x="2.774cm" svg:y="8.595cm">
          <text:p text:style-name="P12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3.99cm" svg:y1="9.101cm" svg:x2="4.467cm" svg:y2="9.102cm">
          <text:p/>
        </draw:line>
        <draw:custom-shape draw:name="CustomShape 15" draw:style-name="gr9" draw:text-style-name="P2" draw:layer="layout" svg:width="1.224cm" svg:height="1.011cm" svg:x="13.122cm" svg:y="10.619cm">
          <text:p text:style-name="P12"><text:span text:style-name="T12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1" draw:text-style-name="P17" draw:layer="layout" svg:x1="14.358cm" svg:y1="11.116cm" svg:x2="15.345cm" svg:y2="11.117cm">
          <text:p/>
        </draw:line>
        <draw:custom-shape draw:name="CustomShape 17" draw:style-name="gr9" draw:text-style-name="P2" draw:layer="layout" svg:width="1.304cm" svg:height="1.011cm" svg:x="13.078cm" svg:y="8.538cm">
          <text:p text:style-name="P12"><text:span text:style-name="T12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" draw:text-style-name="P17" draw:layer="layout" svg:x1="14.393cm" svg:y1="9cm" svg:x2="15.381cm" svg:y2="9.001cm">
          <text:p/>
        </draw:line>
        <draw:custom-shape draw:name="CustomShape 19" draw:style-name="gr9" draw:text-style-name="P2" draw:layer="layout" svg:width="6.274cm" svg:height="1.096cm" svg:x="4.49cm" svg:y="5.885cm">
          <text:p text:style-name="P12"><text:span text:style-name="T14">Thread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17" draw:layer="layout" svg:width="9.944cm" svg:height="7.616cm" svg:x="2.716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15.39cm" svg:y="13.129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A Process With Multiple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3.072cm" svg:height="5.151cm" svg:x="0.766cm" svg:y="3.1cm">
          <text:list text:style-name="L2">
            <text:list-item>
              <text:p text:style-name="P11"><text:span text:style-name="T18">Multiple threads can be associated with a proces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Each thread has its own logical control flow </text:span></text:p>
                </text:list-item>
                <text:list-item>
                  <text:p text:style-name="P10"><text:span text:style-name="T4">Each thread shares the same code, data, and kernel context</text:span></text:p>
                </text:list-item>
                <text:list-item>
                  <text:p text:style-name="P10"><text:span text:style-name="T4">Each thread has its own stack for local variables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but not protected from other threads</text:span></text:p>
                    </text:list-item>
                  </text:list>
                </text:list-item>
                <text:list-item>
                  <text:p text:style-name="P10"><text:span text:style-name="T4">Each thread has its own thread id (TI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5.144cm" svg:height="3.973cm" svg:x="1.103cm" svg:y="12.637cm">
          <text:p text:style-name="P1"><text:span text:style-name="T15">Thread 1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1</text:span></text:p>
          <text:p text:style-name="P1"><text:span text:style-name="T12"><text:s text:c="4"/></text:span><text:span text:style-name="T12">P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6" draw:layer="layout" svg:width="5.235cm" svg:height="0.882cm" svg:x="1.058cm" svg:y="10.92cm">
          <text:p text:style-name="P12"><text:span text:style-name="T12">sta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757cm" svg:height="1.096cm" svg:x="0.791cm" svg:y="8.842cm">
          <text:p text:style-name="P12"><text:span text:style-name="T14">Thread 1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9" draw:layer="layout" svg:width="6.192cm" svg:height="0.882cm" svg:x="16.519cm" svg:y="10.411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6.192cm" svg:height="0.702cm" svg:x="16.519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9" draw:layer="layout" svg:width="6.192cm" svg:height="0.799cm" svg:x="16.519cm" svg:y="11.815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0.669cm" svg:height="0.692cm" svg:x="15.884cm" svg:y="14.628cm">
          <text:p text:style-name="P1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6.519cm" svg:y="12.467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6.689cm" svg:height="1.096cm" svg:x="16.206cm" svg:y="8.842cm">
          <text:p text:style-name="P12"><text:span text:style-name="T14"><text:s/></text:span><text:span text:style-name="T14">Shared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9" draw:layer="layout" svg:width="6.196cm" svg:height="0.887cm" svg:x="16.519cm" svg:y="13.358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4" draw:layer="layout" svg:width="6.196cm" svg:height="0.887cm" svg:x="16.519cm" svg:y="14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8" draw:layer="layout" svg:width="4.882cm" svg:height="3.211cm" svg:x="17.006cm" svg:y="15.395cm">
          <text:p text:style-name="P1"><text:span text:style-name="T15">Kernel context:</text:span></text:p>
          <text:p text:style-name="P1"><text:span text:style-name="T20"><text:s text:c="3"/></text:span><text:span text:style-name="T12">VM structures</text:span></text:p>
          <text:p text:style-name="P1"><text:span text:style-name="T12"><text:s text:c="3"/></text:span><text:span text:style-name="T12">Descriptor table</text:span></text:p>
          <text:p text:style-name="P1"><text:span text:style-name="T12"><text:s text:c="3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5" draw:layer="layout" svg:width="5.144cm" svg:height="3.973cm" svg:x="8.776cm" svg:y="12.691cm">
          <text:p text:style-name="P1"><text:span text:style-name="T15">Thread 2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2</text:span></text:p>
          <text:p text:style-name="P1"><text:span text:style-name="T12"><text:s text:c="4"/></text:span><text:span text:style-name="T12">P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16" draw:layer="layout" svg:width="5.235cm" svg:height="0.882cm" svg:x="8.678cm" svg:y="10.96cm">
          <text:p text:style-name="P12"><text:span text:style-name="T12">sta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6.626cm" svg:height="1.096cm" svg:x="7.857cm" svg:y="8.895cm">
          <text:p text:style-name="P12"><text:span text:style-name="T14">Thread 2 (peer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reads associated with process form a pool of pe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Unlike processes which form a tree hierarch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1.266cm" svg:height="1.266cm" svg:x="17.78cm" svg:y="8.427cm">
          <text:p text:style-name="P12"><text:span text:style-name="T12">P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5" draw:layer="layout" svg:width="1.266cm" svg:height="1.266cm" svg:x="17.78cm" svg:y="10.755cm">
          <text:p text:style-name="P12"><text:span text:style-name="T12">P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15" draw:layer="layout" svg:width="1.266cm" svg:height="1.266cm" svg:x="15.875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1" draw:text-style-name="P17" draw:layer="layout" svg:x1="18.415cm" svg:y1="9.696cm" svg:x2="18.416cm" svg:y2="10.755cm">
          <text:p/>
        </draw:line>
        <draw:line draw:name="Line 7" draw:style-name="gr11" draw:text-style-name="P17" draw:layer="layout" svg:x1="17.991cm" svg:y1="11.813cm" svg:x2="16.933cm" svg:y2="12.871cm">
          <text:p/>
        </draw:line>
        <draw:custom-shape draw:name="CustomShape 8" draw:style-name="gr16" draw:text-style-name="P15" draw:layer="layout" svg:width="1.266cm" svg:height="1.266cm" svg:x="17.78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15" draw:layer="layout" svg:width="1.266cm" svg:height="1.266cm" svg:x="19.685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1" draw:text-style-name="P17" draw:layer="layout" svg:x1="18.415cm" svg:y1="12.025cm" svg:x2="18.416cm" svg:y2="12.871cm">
          <text:p/>
        </draw:line>
        <draw:line draw:name="Line 11" draw:style-name="gr11" draw:text-style-name="P17" draw:layer="layout" svg:x1="18.838cm" svg:y1="11.813cm" svg:x2="19.896cm" svg:y2="12.871cm">
          <text:p/>
        </draw:line>
        <draw:custom-shape draw:name="CustomShape 12" draw:style-name="gr16" draw:text-style-name="P15" draw:layer="layout" svg:width="1.266cm" svg:height="1.266cm" svg:x="17.78cm" svg:y="14.989cm">
          <text:p text:style-name="P12"><text:span text:style-name="T12">fo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1" draw:text-style-name="P17" draw:layer="layout" svg:x1="18.415cm" svg:y1="14.141cm" svg:x2="18.416cm" svg:y2="14.988cm">
          <text:p/>
        </draw:line>
        <draw:custom-shape draw:name="CustomShape 14" draw:style-name="gr16" draw:text-style-name="P15" draw:layer="layout" svg:width="1.266cm" svg:height="1.266cm" svg:x="17.78cm" svg:y="17.105cm">
          <text:p text:style-name="P12"><text:span text:style-name="T12">b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1" draw:text-style-name="P17" draw:layer="layout" svg:x1="18.415cm" svg:y1="16.258cm" svg:x2="18.416cm" svg:y2="17.105cm">
          <text:p/>
        </draw:line>
        <draw:custom-shape draw:name="CustomShape 16" draw:style-name="gr16" draw:text-style-name="P15" draw:layer="layout" svg:width="1.266cm" svg:height="1.266cm" svg:x="2.963cm" svg:y="10.12cm">
          <text:p text:style-name="P12"><text:span text:style-name="T12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" draw:text-style-name="P2" draw:layer="layout" svg:width="4.983cm" svg:height="1.011cm" svg:x="15.904cm" svg:y="7.243cm">
          <text:p text:style-name="P12"><text:span text:style-name="T12">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17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9.606cm" svg:height="1.011cm" svg:x="2.949cm" svg:y="7.119cm">
          <text:p text:style-name="P12"><text:span text:style-name="T12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15" draw:layer="layout" svg:width="1.266cm" svg:height="1.266cm" svg:x="6.138cm" svg:y="8.639cm">
          <text:p text:style-name="P12"><text:span text:style-name="T12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15" draw:layer="layout" svg:width="1.266cm" svg:height="1.266cm" svg:x="11.218cm" svg:y="9.274cm">
          <text:p text:style-name="P12"><text:span text:style-name="T12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6" draw:text-style-name="P15" draw:layer="layout" svg:width="1.266cm" svg:height="1.266cm" svg:x="4.445cm" svg:y="14.565cm">
          <text:p text:style-name="P12"><text:span text:style-name="T12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6" draw:text-style-name="P15" draw:layer="layout" svg:width="1.266cm" svg:height="1.266cm" svg:x="9.525cm" svg:y="14.354cm">
          <text:p text:style-name="P12"><text:span text:style-name="T12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7" draw:text-style-name="P20" draw:layer="layout" svg:width="5.288cm" svg:height="1.689cm" svg:x="5.503cm" svg:y="11.39cm">
          <text:p text:style-name="P12"><text:span text:style-name="T12">shared code, data</text:span></text:p>
          <text:p text:style-name="P12"><text:span text:style-name="T12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" draw:text-style-name="P17" draw:layer="layout" svg:x1="5.291cm" svg:y1="14.565cm" svg:x2="6.138cm" svg:y2="13.083cm">
          <text:p/>
        </draw:line>
        <draw:line draw:name="Line 26" draw:style-name="gr18" draw:text-style-name="P17" draw:layer="layout" svg:x1="9.948cm" svg:y1="14.353cm" svg:x2="9.313cm" svg:y2="13.083cm">
          <text:p/>
        </draw:line>
        <draw:line draw:name="Line 27" draw:style-name="gr18" draw:text-style-name="P17" draw:layer="layout" svg:x1="5.291cm" svg:y1="12.025cm" svg:x2="4.233cm" svg:y2="11.178cm">
          <text:p/>
        </draw:line>
        <draw:line draw:name="Line 28" draw:style-name="gr18" draw:text-style-name="P17" draw:layer="layout" svg:x1="6.773cm" svg:y1="11.39cm" svg:x2="6.774cm" svg:y2="9.908cm">
          <text:p/>
        </draw:line>
        <draw:line draw:name="Line 29" draw:style-name="gr18" draw:text-style-name="P17" draw:layer="layout" svg:x1="10.16cm" svg:y1="11.39cm" svg:x2="11.43cm" svg:y2="10.331cm">
          <text:p/>
        </draw:lin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wo threads are </text:span><text:span text:style-name="T21">concurrent</text:span><text:span text:style-name="T6"> if their flows overlap in time</text:span></text:p>
            </text:list-item>
            <text:list-item>
              <text:p text:style-name="P7"><text:span text:style-name="T6">Otherwise, they are sequential</text:span></text:p>
            </text:list-item>
          </text:list>
          <text:p text:style-name="P9"><text:span text:style-name="T7"/></text:p>
          <text:list text:continue-numbering="true" text:style-name="L2">
            <text:list-item>
              <text:p text:style-name="P7"><text:span text:style-name="T6">Example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Concurrent: A &amp; B, A&amp;C</text:span></text:p>
                </text:list-item>
                <text:list-item>
                  <text:p text:style-name="P9"><text:span text:style-name="T9">Sequential: B &amp; C</text:span></text:p>
                </text:list-item>
              </text:list>
            </text:list-item>
          </text:list>
          <text:p text:style-name="P11"><text:span text:style-name="T11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17" draw:layer="layout" svg:x1="11.65cm" svg:y1="9.577cm" svg:x2="11.651cm" svg:y2="17.197cm">
          <text:p/>
        </draw:line>
        <draw:custom-shape draw:name="CustomShape 4" draw:style-name="gr20" draw:text-style-name="P2" draw:layer="layout" svg:width="1.711cm" svg:height="1.01cm" svg:x="9.543cm" svg:y="12.537cm">
          <text:p text:style-name="P1"><text:span text:style-name="T1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1" draw:text-style-name="P17" draw:layer="layout" svg:x1="14.446cm" svg:y1="9.996cm" svg:x2="14.447cm" svg:y2="10.843cm">
          <text:p/>
        </draw:line>
        <draw:custom-shape draw:name="CustomShape 6" draw:style-name="gr20" draw:text-style-name="P2" draw:layer="layout" svg:width="2.752cm" svg:height="1.01cm" svg:x="12.881cm" svg:y="8.515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17.123cm" svg:y="8.515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21.357cm" svg:y="8.515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18.635cm" svg:y1="10.847cm" svg:x2="18.636cm" svg:y2="12.541cm">
          <text:p/>
        </draw:line>
        <draw:line draw:name="Line 10" draw:style-name="gr21" draw:text-style-name="P17" draw:layer="layout" svg:x1="22.868cm" svg:y1="12.541cm" svg:x2="22.869cm" svg:y2="13.599cm">
          <text:p/>
        </draw:line>
        <draw:line draw:name="Line 11" draw:style-name="gr21" draw:text-style-name="P17" draw:layer="layout" svg:x1="14.402cm" svg:y1="13.599cm" svg:x2="14.403cm" svg:y2="15.292cm">
          <text:p/>
        </draw:line>
        <draw:line draw:name="Line 12" draw:style-name="gr21" draw:text-style-name="P17" draw:layer="layout" svg:x1="22.868cm" svg:y1="15.292cm" svg:x2="22.869cm" svg:y2="16.986cm">
          <text:p/>
        </draw:line>
        <draw:line draw:name="Line 13" draw:style-name="gr22" draw:text-style-name="P17" draw:layer="layout" svg:x1="13.176cm" svg:y1="10.843cm" svg:x2="24.394cm" svg:y2="10.844cm">
          <text:p/>
        </draw:line>
        <draw:line draw:name="Line 14" draw:style-name="gr22" draw:text-style-name="P17" draw:layer="layout" svg:x1="13.132cm" svg:y1="13.599cm" svg:x2="24.35cm" svg:y2="13.6cm">
          <text:p/>
        </draw:line>
        <draw:line draw:name="Line 15" draw:style-name="gr22" draw:text-style-name="P17" draw:layer="layout" svg:x1="13.132cm" svg:y1="15.292cm" svg:x2="24.35cm" svg:y2="15.293cm">
          <text:p/>
        </draw:line>
        <draw:line draw:name="Line 16" draw:style-name="gr22" draw:text-style-name="P17" draw:layer="layout" svg:x1="13.132cm" svg:y1="16.986cm" svg:x2="24.35cm" svg:y2="16.987cm">
          <text:p/>
        </draw:line>
        <draw:line draw:name="Line 17" draw:style-name="gr22" draw:text-style-name="P17" draw:layer="layout" svg:x1="13.132cm" svg:y1="12.541cm" svg:x2="24.35cm" svg:y2="12.542cm">
          <text:p/>
        </draw:line>
        <draw:line draw:name="Line 18" draw:style-name="gr22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3">
        <draw:custom-shape draw:name="CustomShape 1" draw:style-name="gr1" draw:text-style-name="P2" draw:layer="layout" svg:width="21.083cm" svg:height="2.113cm" svg:x="1.039cm" svg:y="1.031cm">
          <text:p text:style-name="P6"><text:span text:style-name="T1">Concurrent Thread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751cm" svg:height="13.807cm" svg:x="1.773cm" svg:y="3.784cm">
          <text:list text:style-name="L2">
            <text:list-item>
              <text:p text:style-name="P21"><text:span text:style-name="T22">Single 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3">Simulate parallelism by time slicing</text:span></text:p>
                </text:list-item>
              </text:list>
            </text:list-item>
          </text:list>
          <text:p text:style-name="P21"><text:span text:style-name="T24"/></text:p>
          <text:p text:style-name="P2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0.751cm" svg:height="13.807cm" svg:x="12.951cm" svg:y="3.784cm">
          <text:list text:style-name="L2">
            <text:list-item>
              <text:p text:style-name="P21"><text:span text:style-name="T22">Multi-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3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17" draw:layer="layout" svg:x1="12.7cm" svg:y1="9.525cm" svg:x2="12.701cm" svg:y2="17.145cm">
          <text:p/>
        </draw:line>
        <draw:custom-shape draw:name="CustomShape 5" draw:style-name="gr23" draw:text-style-name="P22" draw:layer="layout" svg:width="1.711cm" svg:height="1.01cm" svg:x="11.823cm" svg:y="12.484cm">
          <text:p text:style-name="P12"><text:span text:style-name="T1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2.752cm" svg:height="1.01cm" svg:x="0.644cm" svg:y="8.515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4.251cm" svg:y="8.515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8.061cm" svg:y="8.515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2.031cm" svg:y1="9.996cm" svg:x2="2.032cm" svg:y2="10.843cm">
          <text:p/>
        </draw:line>
        <draw:line draw:name="Line 10" draw:style-name="gr21" draw:text-style-name="P17" draw:layer="layout" svg:x1="5.652cm" svg:y1="10.847cm" svg:x2="5.653cm" svg:y2="12.541cm">
          <text:p/>
        </draw:line>
        <draw:line draw:name="Line 11" draw:style-name="gr21" draw:text-style-name="P17" draw:layer="layout" svg:x1="9.312cm" svg:y1="12.541cm" svg:x2="9.313cm" svg:y2="13.599cm">
          <text:p/>
        </draw:line>
        <draw:line draw:name="Line 12" draw:style-name="gr21" draw:text-style-name="P17" draw:layer="layout" svg:x1="1.993cm" svg:y1="13.599cm" svg:x2="1.994cm" svg:y2="15.292cm">
          <text:p/>
        </draw:line>
        <draw:line draw:name="Line 13" draw:style-name="gr21" draw:text-style-name="P17" draw:layer="layout" svg:x1="9.312cm" svg:y1="15.292cm" svg:x2="9.313cm" svg:y2="16.986cm">
          <text:p/>
        </draw:line>
        <draw:line draw:name="Line 14" draw:style-name="gr22" draw:text-style-name="P17" draw:layer="layout" svg:x1="0.933cm" svg:y1="10.843cm" svg:x2="10.631cm" svg:y2="10.844cm">
          <text:p/>
        </draw:line>
        <draw:line draw:name="Line 15" draw:style-name="gr22" draw:text-style-name="P17" draw:layer="layout" svg:x1="0.895cm" svg:y1="13.599cm" svg:x2="10.593cm" svg:y2="13.6cm">
          <text:p/>
        </draw:line>
        <draw:line draw:name="Line 16" draw:style-name="gr22" draw:text-style-name="P17" draw:layer="layout" svg:x1="0.895cm" svg:y1="15.292cm" svg:x2="10.593cm" svg:y2="15.293cm">
          <text:p/>
        </draw:line>
        <draw:line draw:name="Line 17" draw:style-name="gr22" draw:text-style-name="P17" draw:layer="layout" svg:x1="0.895cm" svg:y1="16.986cm" svg:x2="10.593cm" svg:y2="16.987cm">
          <text:p/>
        </draw:line>
        <draw:line draw:name="Line 18" draw:style-name="gr22" draw:text-style-name="P17" draw:layer="layout" svg:x1="0.895cm" svg:y1="12.541cm" svg:x2="10.593cm" svg:y2="12.542cm">
          <text:p/>
        </draw:line>
        <draw:line draw:name="Line 19" draw:style-name="gr22" draw:text-style-name="P17" draw:layer="layout" svg:x1="0.895cm" svg:y1="10.001cm" svg:x2="10.593cm" svg:y2="10.002cm">
          <text:p/>
        </draw:line>
        <draw:custom-shape draw:name="CustomShape 20" draw:style-name="gr20" draw:text-style-name="P2" draw:layer="layout" svg:width="2.752cm" svg:height="1.01cm" svg:x="13.938cm" svg:y="8.467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2" draw:layer="layout" svg:width="2.752cm" svg:height="1.01cm" svg:x="17.545cm" svg:y="8.467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0" draw:text-style-name="P2" draw:layer="layout" svg:width="2.752cm" svg:height="1.01cm" svg:x="21.355cm" svg:y="8.467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7" draw:layer="layout" svg:x1="15.325cm" svg:y1="9.948cm" svg:x2="15.326cm" svg:y2="12.483cm">
          <text:p/>
        </draw:line>
        <draw:line draw:name="Line 24" draw:style-name="gr21" draw:text-style-name="P17" draw:layer="layout" svg:x1="19.05cm" svg:y1="10.799cm" svg:x2="19.051cm" svg:y2="13.509cm">
          <text:p/>
        </draw:line>
        <draw:line draw:name="Line 25" draw:style-name="gr21" draw:text-style-name="P17" draw:layer="layout" svg:x1="22.648cm" svg:y1="12.492cm" svg:x2="22.649cm" svg:y2="16.937cm">
          <text:p/>
        </draw:line>
        <draw:line draw:name="Line 26" draw:style-name="gr21" draw:text-style-name="P17" draw:layer="layout" svg:x1="15.287cm" svg:y1="13.551cm" svg:x2="15.288cm" svg:y2="15.244cm">
          <text:p/>
        </draw:line>
        <draw:line draw:name="Line 27" draw:style-name="gr21" draw:text-style-name="P17" draw:layer="layout" svg:x1="19.05cm" svg:y1="15.244cm" svg:x2="19.051cm" svg:y2="16.937cm">
          <text:p/>
        </draw:line>
        <draw:line draw:name="Line 28" draw:style-name="gr22" draw:text-style-name="P17" draw:layer="layout" svg:x1="14.227cm" svg:y1="10.795cm" svg:x2="23.925cm" svg:y2="10.796cm">
          <text:p/>
        </draw:line>
        <draw:line draw:name="Line 29" draw:style-name="gr22" draw:text-style-name="P17" draw:layer="layout" svg:x1="14.189cm" svg:y1="13.551cm" svg:x2="23.887cm" svg:y2="13.552cm">
          <text:p/>
        </draw:line>
        <draw:line draw:name="Line 30" draw:style-name="gr22" draw:text-style-name="P17" draw:layer="layout" svg:x1="14.189cm" svg:y1="15.244cm" svg:x2="23.887cm" svg:y2="15.245cm">
          <text:p/>
        </draw:line>
        <draw:line draw:name="Line 31" draw:style-name="gr22" draw:text-style-name="P17" draw:layer="layout" svg:x1="14.189cm" svg:y1="16.937cm" svg:x2="23.887cm" svg:y2="16.938cm">
          <text:p/>
        </draw:line>
        <draw:line draw:name="Line 32" draw:style-name="gr22" draw:text-style-name="P17" draw:layer="layout" svg:x1="14.189cm" svg:y1="12.492cm" svg:x2="23.887cm" svg:y2="12.493cm">
          <text:p/>
        </draw:line>
        <draw:line draw:name="Line 33" draw:style-name="gr22" draw:text-style-name="P17" draw:layer="layout" svg:x1="14.189cm" svg:y1="9.952cm" svg:x2="23.887cm" svg:y2="9.953cm">
          <text:p/>
        </draw:line>
        <draw:custom-shape draw:name="CustomShape 34" draw:style-name="gr24" draw:text-style-name="P2" draw:layer="layout" svg:width="6.985cm" svg:height="1.01cm" svg:x="15.555cm" svg:y="17.177cm">
          <text:p text:style-name="P1"><text:span text:style-name="T25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hreads vs.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954cm" svg:height="14.861cm" svg:x="0.807cm" svg:y="3.391cm">
          <text:list text:style-name="L2">
            <text:list-item>
              <text:p text:style-name="P7"><text:span text:style-name="T6">How threads and processes are similar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ach has its own logical control flow</text:span></text:p>
                </text:list-item>
                <text:list-item>
                  <text:p text:style-name="P9"><text:span text:style-name="T9">Each can run concurrently with others (possibly on different cores)</text:span></text:p>
                </text:list-item>
                <text:list-item>
                  <text:p text:style-name="P9"><text:span text:style-name="T9">Each is context switched</text:span></text:p>
                </text:list-item>
              </text:list>
            </text:list-item>
            <text:list-item>
              <text:p text:style-name="P7"><text:span text:style-name="T6">How threads and processes are different</text:span></text:p>
              <text:list>
                <text:list-item>
                  <text:p text:style-name="P9"><text:span text:style-name="T9">Threads share all code and data (except local stacks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cesses (typically) do not</text:span></text:p>
                    </text:list-item>
                  </text:list>
                </text:list-item>
                <text:list-item>
                  <text:p text:style-name="P9"><text:span text:style-name="T9">Threads are somewhat less expensive than processes</text:span></text:p>
                  <text:list>
                    <text:list-item>
                      <text:p text:style-name="P10"><text:span text:style-name="T4">Process control (creating and reaping) twice as expensive as thread control</text:span></text:p>
                    </text:list-item>
                    <text:list-item>
                      <text:p text:style-name="P10"><text:span text:style-name="T4">Linux numbers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4">~20K cycles to create and reap a process</text:span></text:p>
                        </text:list-item>
                        <text:list-item>
                          <text:p text:style-name="P10"><text:span text:style-name="T4">~10K cycles (or less) to create and reap a thread</text:span></text:p>
                        </text:list-item>
                        <text:list-item>
                          <text:p text:style-name="P10"><text:span text:style-name="T26">Much</text:span><text:span text:style-name="T4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2.115cm" svg:height="1.588cm" svg:x="1.058cm" svg:y="0.926cm">
          <text:p text:style-name="P6"><text:span text:style-name="T1">Posix Threads (Pthreads)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15cm" svg:height="15.448cm" svg:x="1.235cm" svg:y="2.54cm">
          <text:list text:style-name="L2">
            <text:list-item>
              <text:p text:style-name="P11"><text:span text:style-name="T27">Pthreads:</text:span><text:span text:style-name="T18"> Standard interface for ~60 functions that manipulate threads from C program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Creating and reaping thread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28">pthread_create()</text:span></text:p>
                    </text:list-item>
                    <text:list-item>
                      <text:p text:style-name="P10"><text:span text:style-name="T28">pthread_join()</text:span></text:p>
                    </text:list-item>
                  </text:list>
                </text:list-item>
                <text:list-item>
                  <text:p text:style-name="P10"><text:span text:style-name="T4">Determining your thread ID</text:span></text:p>
                  <text:list>
                    <text:list-item>
                      <text:p text:style-name="P10"><text:span text:style-name="T28">pthread_self()</text:span></text:p>
                    </text:list-item>
                  </text:list>
                </text:list-item>
                <text:list-item>
                  <text:p text:style-name="P10"><text:span text:style-name="T4">Terminating threads</text:span></text:p>
                  <text:list>
                    <text:list-item>
                      <text:p text:style-name="P10"><text:span text:style-name="T28">pthread_cancel()</text:span></text:p>
                    </text:list-item>
                    <text:list-item>
                      <text:p text:style-name="P10"><text:span text:style-name="T28">pthread_exit() </text:span><text:span text:style-name="T28"><text:tab/></text:span><text:span text:style-name="T4">[terminates current thread]</text:span></text:p>
                    </text:list-item>
                    <text:list-item>
                      <text:p text:style-name="P10"><text:span text:style-name="T28">exit(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terminates all threads]</text:span></text:p>
                    </text:list-item>
                  </text:list>
                </text:list-item>
                <text:list-item>
                  <text:p text:style-name="P10"><text:span text:style-name="T4">Synchronizing access to shared variables</text:span></text:p>
                  <text:list>
                    <text:list-item>
                      <text:p text:style-name="P10"><text:span text:style-name="T28">pthread_mutex_init</text:span></text:p>
                    </text:list-item>
                    <text:list-item>
                      <text:p text:style-name="P10"><text:span text:style-name="T28">pthread_mutex_[un]loc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25" draw:text-style-name="P24" draw:layer="layout" svg:width="17.741cm" svg:height="4.1cm" svg:x="2.117cm" svg:y="14.523cm">
          <text:p text:style-name="P23"><text:span text:style-name="T29">v</text:span><text:span text:style-name="T29">o</text:span><text:span text:style-name="T29">i</text:span><text:span text:style-name="T29">d</text:span><text:span text:style-name="T30"> </text:span><text:span text:style-name="T30">*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0">(</text:span><text:span text:style-name="T29">v</text:span><text:span text:style-name="T29">o</text:span><text:span text:style-name="T29">i</text:span><text:span text:style-name="T29">d</text:span><text:span text:style-name="T30"> </text:span><text:span text:style-name="T30">*</text:span><text:span text:style-name="T32">v</text:span><text:span text:style-name="T32">a</text:span><text:span text:style-name="T32">r</text:span><text:span text:style-name="T32">g</text:span><text:span text:style-name="T32">p</text:span><text:span text:style-name="T30">) </text:span><text:span text:style-name="T33">/</text:span><text:span text:style-name="T33">* </text:span><text:span text:style-name="T33">t</text:span><text:span text:style-name="T33">h</text:span><text:span text:style-name="T33">r</text:span><text:span text:style-name="T33">e</text:span><text:span text:style-name="T33">a</text:span><text:span text:style-name="T33">d </text:span><text:span text:style-name="T33">r</text:span><text:span text:style-name="T33">o</text:span><text:span text:style-name="T33">u</text:span><text:span text:style-name="T33">t</text:span><text:span text:style-name="T33">i</text:span><text:span text:style-name="T33">n</text:span><text:span text:style-name="T33">e </text:span><text:span text:style-name="T33">*</text:span><text:span text:style-name="T33">/</text:span></text:p>
          <text:p text:style-name="P23"><text:span text:style-name="T30">{</text:span></text:p>
          <text:p text:style-name="P23"><text:span text:style-name="T30"><text:s text:c="2"/></text:span><text:span text:style-name="T30"><text:s text:c="2"/></text:span><text:span text:style-name="T30">p</text:span><text:span text:style-name="T30">r</text:span><text:span text:style-name="T30">i</text:span><text:span text:style-name="T30">n</text:span><text:span text:style-name="T30">t</text:span><text:span text:style-name="T30">f</text:span><text:span text:style-name="T30">(</text:span><text:span text:style-name="T34">"</text:span><text:span text:style-name="T34">H</text:span><text:span text:style-name="T34">e</text:span><text:span text:style-name="T34">l</text:span><text:span text:style-name="T34">l</text:span><text:span text:style-name="T34">o</text:span><text:span text:style-name="T34">, </text:span><text:span text:style-name="T34">w</text:span><text:span text:style-name="T34">o</text:span><text:span text:style-name="T34">r</text:span><text:span text:style-name="T34">l</text:span><text:span text:style-name="T34">d</text:span><text:span text:style-name="T34">!</text:span><text:span text:style-name="T34">\</text:span><text:span text:style-name="T34">n</text:span><text:span text:style-name="T34">"</text:span><text:span text:style-name="T30">)</text:span><text:span text:style-name="T30">;</text:span></text:p>
          <text:p text:style-name="P23"><text:span text:style-name="T30"><text:s text:c="2"/></text:span><text:span text:style-name="T30"><text:s text:c="2"/></text:span><text:span text:style-name="T35">r</text:span><text:span text:style-name="T35">e</text:span><text:span text:style-name="T35">t</text:span><text:span text:style-name="T35">u</text:span><text:span text:style-name="T35">r</text:span><text:span text:style-name="T35">n</text:span><text:span text:style-name="T30"> </text:span><text:span text:style-name="T36">N</text:span><text:span text:style-name="T36">U</text:span><text:span text:style-name="T36">L</text:span><text:span text:style-name="T36">L</text:span><text:span text:style-name="T30">; 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/text:p>
          <text:p text:style-name="P23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The Pthreads "hello, world"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25" draw:layer="layout" svg:width="22.642cm" svg:height="9.037cm" svg:x="2.101cm" svg:y="3.935cm">
          <text:p text:style-name="P23"><text:span text:style-name="T33">/* <text:s text:c="57"/></text:span><text:span text:style-name="T33"><text:s text:c="53"/></text:span></text:p>
          <text:p text:style-name="P23"><text:span text:style-name="T33"><text:s/></text:span><text:span text:style-name="T33">* hello.c - Pthreads "hello, world" program <text:s text:c="15"/></text:span><text:span text:style-name="T33"><text:s text:c="53"/></text:span></text:p>
          <text:p text:style-name="P23"><text:span text:style-name="T33"><text:s/></text:span><text:span text:style-name="T33">*/</text:span></text:p>
          <text:p text:style-name="P23"><text:span text:style-name="T37">#include</text:span><text:span text:style-name="T30"> </text:span><text:span text:style-name="T34">"csapp.h"</text:span></text:p>
          <text:p text:style-name="P23"><text:span text:style-name="T29">void</text:span><text:span text:style-name="T30"> *</text:span><text:span text:style-name="T31">thread</text:span><text:span text:style-name="T30">(</text:span><text:span text:style-name="T29">void</text:span><text:span text:style-name="T30"> *</text:span><text:span text:style-name="T32">vargp</text:span><text:span text:style-name="T30">); <text:s text:c="19"/></text:span></text:p>
          <text:p text:style-name="P23"><text:span text:style-name="T38"/></text:p>
          <text:p text:style-name="P23"><text:span text:style-name="T29">int</text:span><text:span text:style-name="T30"> </text:span><text:span text:style-name="T31">main</text:span><text:span text:style-name="T30">()</text:span></text:p>
          <text:p text:style-name="P23"><text:span text:style-name="T30">{</text:span></text:p>
          <text:p text:style-name="P23"><text:span text:style-name="T30"><text:s text:c="4"/></text:span><text:span text:style-name="T29">pthread_t</text:span><text:span text:style-name="T30"> </text:span><text:span text:style-name="T32">tid</text:span><text:span text:style-name="T30">; <text:s text:c="27"/></text:span></text:p>
          <text:p text:style-name="P23"><text:span text:style-name="T30"><text:s text:c="4"/></text:span><text:span text:style-name="T30">Pthread_create(&amp;tid, </text:span><text:span text:style-name="T36">NULL</text:span><text:span text:style-name="T30">, thread, </text:span><text:span text:style-name="T36">NULL</text:span><text:span text:style-name="T30">); </text:span></text:p>
          <text:p text:style-name="P23"><text:span text:style-name="T30"><text:s text:c="4"/></text:span><text:span text:style-name="T30">Pthread_join(tid, </text:span><text:span text:style-name="T36">NULL</text:span><text:span text:style-name="T30">); <text:s text:c="17"/></text:span></text:p>
          <text:p text:style-name="P23"><text:span text:style-name="T30"><text:s text:c="4"/></text:span><text:span text:style-name="T30">exit(0); <text:s text:c="33"/></text:span></text:p>
          <text:p text:style-name="P23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6" draw:layer="layout" svg:width="5.394cm" svg:height="1.943cm" svg:x="19.768cm" svg:y="5.301cm">
          <text:p text:style-name="P12"><text:span text:style-name="T39">Thread attributes </text:span></text:p>
          <text:p text:style-name="P12"><text:span text:style-name="T39">(usually 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17" draw:layer="layout" svg:x1="19.746cm" svg:y1="6.35cm" svg:x2="11.429cm" svg:y2="10.16cm">
          <text:p/>
        </draw:line>
        <draw:custom-shape draw:name="CustomShape 6" draw:style-name="gr27" draw:text-style-name="P26" draw:layer="layout" svg:width="5.555cm" svg:height="1.943cm" svg:x="19.394cm" svg:y="10.761cm">
          <text:p text:style-name="P12"><text:span text:style-name="T39">Thread arguments</text:span></text:p>
          <text:p text:style-name="P12"><text:span text:style-name="T39">(void *p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17" draw:layer="layout" svg:x1="19.369cm" svg:y1="11.598cm" svg:x2="16.721cm" svg:y2="10.751cm">
          <text:p/>
        </draw:line>
        <draw:custom-shape draw:name="CustomShape 8" draw:style-name="gr27" draw:text-style-name="P26" draw:layer="layout" svg:width="3.988cm" svg:height="1.943cm" svg:x="19.377cm" svg:y="13.786cm">
          <text:p text:style-name="P12"><text:span text:style-name="T39">Return value</text:span></text:p>
          <text:p text:style-name="P12"><text:span text:style-name="T39">(void **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7" draw:layer="layout" svg:x1="19.342cm" svg:y1="14.658cm" svg:x2="10.556cm" svg:y2="11.43cm">
          <text:p/>
        </draw:line>
        <draw:custom-shape draw:name="CustomShape 10" draw:style-name="gr24" draw:text-style-name="P2" draw:layer="layout" svg:width="2.253cm" svg:height="1.01cm" svg:x="17.791cm" svg:y="17.601cm">
          <text:p text:style-name="P1"><text:span text:style-name="T40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7" draw:text-style-name="P26" draw:layer="layout" svg:width="3.171cm" svg:height="1.096cm" svg:x="14.262cm" svg:y="5.724cm">
          <text:p text:style-name="P12"><text:span text:style-name="T39">Threa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17" draw:layer="layout" svg:x1="14.175cm" svg:y1="6.35cm" svg:x2="9.736cm" svg:y2="10.16cm">
          <text:p/>
        </draw:line>
        <draw:custom-shape draw:name="CustomShape 13" draw:style-name="gr27" draw:text-style-name="P26" draw:layer="layout" svg:width="4.556cm" svg:height="1.096cm" svg:x="20.187cm" svg:y="8.582cm">
          <text:p text:style-name="P12"><text:span text:style-name="T39">Thread 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20.059cm" svg:y1="9.207cm" svg:x2="13.758cm" svg:y2="10.16cm">
          <text:p/>
        </draw:line>
        <draw:custom-shape draw:name="CustomShape 15" draw:style-name="gr24" draw:text-style-name="P2" draw:layer="layout" svg:width="2.253cm" svg:height="1.01cm" svg:x="15.749cm" svg:y="12.004cm">
          <text:p text:style-name="P1"><text:span text:style-name="T40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Execution of Threaded “hello, wor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5" draw:layer="layout" svg:width="3.417cm" svg:height="1.011cm" svg:x="6.385cm" svg:y="3.811cm">
          <text:p text:style-name="P12"><text:span text:style-name="T12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xml:id="id3" draw:id="id3" draw:layer="layout" svg:width="3.358cm" svg:height="1.011cm" svg:x="17.484cm" svg:y="7.233cm">
          <text:p text:style-name="P12"><text:span text:style-name="T12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17" draw:layer="layout" svg:x1="8.043cm" svg:y1="5.715cm" svg:x2="8.096cm" svg:y2="15.195cm">
          <text:p/>
        </draw:line>
        <draw:polyline draw:name="Line 5" draw:style-name="gr11" draw:text-style-name="P17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9" draw:text-style-name="P2" xml:id="id8" draw:id="id8" draw:layer="layout" svg:width="5.068cm" svg:height="1.011cm" svg:x="18.886cm" svg:y="9.867cm">
          <text:p text:style-name="P1"><text:span text:style-name="T41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8" draw:text-style-name="P17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9" draw:text-style-name="P2" xml:id="id7" draw:id="id7" draw:layer="layout" svg:width="6.579cm" svg:height="1.773cm" svg:x="1.324cm" svg:y="9.739cm">
          <text:p text:style-name="P5"><text:span text:style-name="T17">Main thread waits for </text:span></text:p>
          <text:p text:style-name="P5"><text:span text:style-name="T17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8" draw:text-style-name="P17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9" draw:text-style-name="P2" draw:layer="layout" svg:width="4.657cm" svg:height="3.297cm" svg:x="1.24cm" svg:y="13.973cm">
          <text:p xml:id="id13" text:id="id13" text:style-name="P5"><text:span text:style-name="T42">exit()</text:span><text:span text:style-name="T43"> </text:span></text:p>
          <text:p text:style-name="P5"><text:span text:style-name="T17">Terminates </text:span></text:p>
          <text:p text:style-name="P5"><text:span text:style-name="T17">main thread and </text:span></text:p>
          <text:p text:style-name="P5"><text:span text:style-name="T17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5.296cm" svg:height="1.01cm" svg:x="1.98cm" svg:y="6.138cm">
          <text:p xml:id="id1" text:id="id1" text:style-name="P5"><text:span text:style-name="T43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4.67cm" svg:height="1.01cm" svg:x="2.681cm" svg:y="8.255cm">
          <text:p xml:id="id6" text:id="id6" text:style-name="P5"><text:span text:style-name="T43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xml:id="id12" draw:id="id12" draw:layer="layout" svg:width="6.981cm" svg:height="1.01cm" svg:x="0.847cm" svg:y="12.277cm">
          <text:p text:style-name="P5"><text:span text:style-name="T43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xml:id="id9" draw:id="id9" draw:layer="layout" svg:width="3.544cm" svg:height="1.011cm" svg:x="18.837cm" svg:y="8.892cm">
          <text:p text:style-name="P1"><text:span text:style-name="T41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xml:id="id10" draw:id="id10" draw:layer="layout" svg:width="3.358cm" svg:height="1.772cm" svg:x="18.913cm" svg:y="10.583cm">
          <text:p text:style-name="P1"><text:span text:style-name="T17">Peer thread</text:span></text:p>
          <text:p text:style-name="P1"><text:span text:style-name="T17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6.122cm" svg:height="1.01cm" svg:x="1.056cm" svg:y="6.985cm">
          <text:p xml:id="id5" text:id="id5" text:style-name="P5"><text:span text:style-name="T43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864cm" svg:height="2.113cm" svg:x="0.992cm" svg:y="1.21cm">
          <text:p text:style-name="P6"><text:span text:style-name="T1">Pros and Cons of Thread-Based Desig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508cm" svg:x="0.807cm" svg:y="3.81cm">
          <text:list text:style-name="L2">
            <text:list-item>
              <text:p text:style-name="P7"><text:span text:style-name="T6">+ Easy to share data structures between thread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.g., logging information, file cache</text:span></text:p>
                </text:list-item>
              </text:list>
            </text:list-item>
            <text:list-item>
              <text:p text:style-name="P7"><text:span text:style-name="T6">+ Threads are more efficient than processes</text:span></text:p>
              <text:list>
                <text:list-item>
                  <text:p text:style-name="P7"><text:span text:style-name="T44">...take</text:span><text:span text:style-name="T6"> </text:span><text:span text:style-name="T44">with a grain of salt.</text:span></text:p>
                </text:list-item>
              </text:list>
            </text:list-item>
          </text:list>
          <text:p text:style-name="P27"><text:span text:style-name="T7"/></text:p>
          <text:list text:continue-numbering="true" text:style-name="L3">
            <text:list-item>
              <text:p text:style-name="P7"><text:span text:style-name="T45">–</text:span><text:span text:style-name="T6"> </text:span><text:span text:style-name="T6">Unintentional sharing can introduce subtle and hard-to-reproduce errors!</text:span></text:p>
              <text:list>
                <text:list-item>
                  <text:p text:style-name="P9"><text:span text:style-name="T9">The ease with which data can be shared is both the greatest strength and the greatest weakness of threads</text:span></text:p>
                </text:list-item>
                <text:list-item>
                  <text:p text:style-name="P9"><text:span text:style-name="T9">Hard to know which data shared &amp; which private</text:span></text:p>
                </text:list-item>
                <text:list-item>
                  <text:p text:style-name="P9"><text:span text:style-name="T9">Hard to detect by test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bability of bad race outcome very low</text:span></text:p>
                    </text:list-item>
                    <text:list-item>
                      <text:p text:style-name="P9"><text:span text:style-name="T4">But nonzero!</text:span></text:p>
                    </text:list-item>
                  </text:list>
                </text:list-item>
              </text:list>
            </text:list-item>
          </text:list>
          <text:p text:style-name="P2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3.981cm" svg:height="2.113cm" svg:x="0.84cm" svg:y="1.21cm">
          <text:p text:style-name="P6"><text:span text:style-name="T1">Shared Variables in Threaded C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284cm" svg:x="0.79cm" svg:y="3.493cm">
          <text:list text:style-name="L2">
            <text:list-item>
              <text:p text:style-name="P11"><text:span text:style-name="T18">Question: Which variables <text:s/>in a threaded C program are shared among threads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The answer is not as simple as “</text:span><text:span text:style-name="T26">global variables are shared</text:span><text:span text:style-name="T4">” and </text:span><text:span text:style-name="T2"><text:line-break/></text:span><text:span text:style-name="T4">“</text:span><text:span text:style-name="T26">stack variables are private</text:span><text:span text:style-name="T4">”</text:span></text:p>
                </text:list-item>
              </text:list>
            </text:list-item>
          </text:list>
          <text:p text:style-name="P11"><text:span text:style-name="T46"/></text:p>
          <text:list text:continue-numbering="true" text:style-name="L3">
            <text:list-item>
              <text:p text:style-name="P11"><text:span text:style-name="T27">Def:</text:span><text:span text:style-name="T18"> A variable </text:span><text:span text:style-name="T47">x</text:span><text:span text:style-name="T18"> is </text:span><text:span text:style-name="T27">shared </text:span><text:span text:style-name="T18">if and only if multiple threads reference some instance of </text:span><text:span text:style-name="T47">x</text:span><text:span text:style-name="T18">. </text:span></text:p>
            </text:list-item>
          </text:list>
          <text:p text:style-name="P11"><text:span text:style-name="T24"/></text:p>
          <text:list text:continue-numbering="true" text:style-name="L3">
            <text:list-item>
              <text:p text:style-name="P11"><text:span text:style-name="T18">Requires answers to the following questions:</text:span></text:p>
              <text:list>
                <text:list-item>
                  <text:p text:style-name="P10"><text:span text:style-name="T4">What is the memory model for threads?</text:span></text:p>
                </text:list-item>
                <text:list-item>
                  <text:p text:style-name="P10"><text:span text:style-name="T4">How are instances of variables mapped to memory?</text:span></text:p>
                </text:list-item>
                <text:list-item>
                  <text:p text:style-name="P10"><text:span text:style-name="T4">How many threads might reference each of these instances?</text:span></text:p>
                </text:list-item>
              </text:list>
            </text:list-item>
          </text:list>
          <text:p text:style-name="P1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hreads 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777cm" svg:height="13.807cm" svg:x="0.926cm" svg:y="3.512cm">
          <text:list text:style-name="L2">
            <text:list-item>
              <text:p text:style-name="P11"><text:span text:style-name="T18">Conceptual model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Multiple threads run within the context of a single process</text:span></text:p>
                </text:list-item>
                <text:list-item>
                  <text:p text:style-name="P10"><text:span text:style-name="T4">Each thread has its own separate thread contex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9"><text:span text:style-name="T48">Thread ID, stack, stack pointer, PC, condition codes, and GP registers</text:span></text:p>
                    </text:list-item>
                  </text:list>
                </text:list-item>
                <text:list-item>
                  <text:p text:style-name="P10"><text:span text:style-name="T4">All threads share the remaining process context</text:span></text:p>
                  <text:list>
                    <text:list-item>
                      <text:p text:style-name="P29"><text:span text:style-name="T48">Code, data, heap, and shared library segments of the process virtual address space</text:span></text:p>
                    </text:list-item>
                    <text:list-item>
                      <text:p text:style-name="P29"><text:span text:style-name="T48">Open files and installed handle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8">Operationally, this model is not strictly enforced:</text:span></text:p>
              <text:list>
                <text:list-item>
                  <text:p text:style-name="P10"><text:span text:style-name="T4">Register values are truly separate and protected, but…</text:span></text:p>
                </text:list-item>
                <text:list-item>
                  <text:p text:style-name="P10"><text:span text:style-name="T4">Any thread can read and write the stack of any other thread</text:span></text:p>
                </text:list-item>
              </text:list>
            </text:list-item>
          </text:list>
          <text:p text:style-name="P10"><text:span text:style-name="T46"/></text:p>
          <text:p text:style-name="P30"><text:span text:style-name="T49">The mismatch between the conceptual and operation model </text:span><text:span text:style-name="T2"><text:line-break/></text:span><text:span text:style-name="T49">is a source of confusion and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3.627cm" svg:height="2.113cm" svg:x="0.975cm" svg:y="1.21cm">
          <text:p text:style-name="P6"><text:span text:style-name="T1">Example Program to Illustrat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1.849cm" svg:height="13.093cm" svg:x="0.212cm" svg:y="4.019cm">
          <text:p text:style-name="P23"><text:span text:style-name="T29">char</text:span><text:span text:style-name="T30"> **</text:span><text:span text:style-name="T32">ptr</text:span><text:span text:style-name="T30">; <text:s/></text:span><text:span text:style-name="T33">/* global var */</text:span></text:p>
          <text:p text:style-name="P23"><text:span text:style-name="T38"/></text:p>
          <text:p text:style-name="P23"><text:span text:style-name="T29">int</text:span><text:span text:style-name="T30"> </text:span><text:span text:style-name="T31">main</text:span><text:span text:style-name="T30">()</text:span></text:p>
          <text:p text:style-name="P23"><text:span text:style-name="T30">{</text:span></text:p>
          <text:p text:style-name="P23"><text:span text:style-name="T30"><text:s text:c="4"/></text:span><text:span text:style-name="T29">long</text:span><text:span text:style-name="T30"> </text:span><text:span text:style-name="T32">i</text:span><text:span text:style-name="T30">;</text:span></text:p>
          <text:p text:style-name="P23"><text:span text:style-name="T30"><text:s text:c="4"/></text:span><text:span text:style-name="T29">pthread_t</text:span><text:span text:style-name="T30"> </text:span><text:span text:style-name="T32">tid</text:span><text:span text:style-name="T30">;</text:span></text:p>
          <text:p text:style-name="P23"><text:span text:style-name="T30"><text:s text:c="4"/></text:span><text:span text:style-name="T29">char</text:span><text:span text:style-name="T30"> *</text:span><text:span text:style-name="T32">msgs</text:span><text:span text:style-name="T30">[2] = {</text:span></text:p>
          <text:p text:style-name="P23"><text:span text:style-name="T30"><text:s text:c="8"/></text:span><text:span text:style-name="T34">"Hello from foo"</text:span><text:span text:style-name="T30">,</text:span></text:p>
          <text:p text:style-name="P23"><text:span text:style-name="T30"><text:s text:c="8"/></text:span><text:span text:style-name="T34">"Hello from bar"</text:span></text:p>
          <text:p text:style-name="P23"><text:span text:style-name="T30"><text:s text:c="4"/></text:span><text:span text:style-name="T30">};</text:span></text:p>
          <text:p text:style-name="P23"><text:span text:style-name="T38"/></text:p>
          <text:p text:style-name="P23"><text:span text:style-name="T30"><text:s text:c="4"/></text:span><text:span text:style-name="T30">ptr = msgs;</text:span></text:p>
          <text:p text:style-name="P23"><text:span text:style-name="T30"><text:s text:c="4"/></text:span><text:span text:style-name="T35">for</text:span><text:span text:style-name="T30"> (i = 0; i &lt; 2; i++)</text:span></text:p>
          <text:p text:style-name="P23"><text:span text:style-name="T30"><text:s text:c="8"/></text:span><text:span text:style-name="T30">Pthread_create(&amp;tid, </text:span></text:p>
          <text:p text:style-name="P23"><text:span text:style-name="T30"><text:s text:c="12"/></text:span><text:span text:style-name="T36">NULL</text:span><text:span text:style-name="T30">, </text:span></text:p>
          <text:p text:style-name="P23"><text:span text:style-name="T30"><text:s text:c="12"/></text:span><text:span text:style-name="T30">thread, </text:span></text:p>
          <text:p text:style-name="P23"><text:span text:style-name="T30"><text:s text:c="12"/></text:span><text:span text:style-name="T30">(</text:span><text:span text:style-name="T29">void</text:span><text:span text:style-name="T30"> *)i);</text:span></text:p>
          <text:p text:style-name="P23"><text:span text:style-name="T30"><text:s text:c="4"/></text:span><text:span text:style-name="T30">Pthread_exit(</text:span><text:span text:style-name="T36">NULL</text:span><text:span text:style-name="T30">);</text:span></text:p>
          <text:p text:style-name="P23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31" draw:layer="layout" svg:width="11.278cm" svg:height="6.333cm" svg:x="13.32cm" svg:y="4.059cm">
          <text:p text:style-name="P23"><text:span text:style-name="T50">void</text:span><text:span text:style-name="T51"> *</text:span><text:span text:style-name="T52">thread</text:span><text:span text:style-name="T51">(</text:span><text:span text:style-name="T50">void</text:span><text:span text:style-name="T51"> *</text:span><text:span text:style-name="T53">vargp</text:span><text:span text:style-name="T51">)</text:span></text:p>
          <text:p text:style-name="P23"><text:span text:style-name="T51">{</text:span></text:p>
          <text:p text:style-name="P23"><text:span text:style-name="T51"><text:s text:c="4"/></text:span><text:span text:style-name="T50">long</text:span><text:span text:style-name="T51"> </text:span><text:span text:style-name="T53">myid</text:span><text:span text:style-name="T51"> = (</text:span><text:span text:style-name="T50">long</text:span><text:span text:style-name="T51">)vargp;</text:span></text:p>
          <text:p text:style-name="P23"><text:span text:style-name="T51"><text:s text:c="4"/></text:span><text:span text:style-name="T54">static</text:span><text:span text:style-name="T51"> </text:span><text:span text:style-name="T50">int</text:span><text:span text:style-name="T51"> </text:span><text:span text:style-name="T53">cnt</text:span><text:span text:style-name="T51"> = 0;</text:span></text:p>
          <text:p text:style-name="P23"><text:span text:style-name="T55"/></text:p>
          <text:p text:style-name="P23"><text:span text:style-name="T51"><text:s text:c="4"/></text:span><text:span text:style-name="T51">printf(</text:span><text:span text:style-name="T56">"[%ld]: <text:s/>%s (cnt=%d)\n"</text:span><text:span text:style-name="T51">, </text:span></text:p>
          <text:p text:style-name="P23"><text:span text:style-name="T51"><text:s text:c="11"/></text:span><text:span text:style-name="T51">myid, ptr[myid], ++cnt);</text:span></text:p>
          <text:p text:style-name="P23"><text:span text:style-name="T51"><text:s text:c="4"/></text:span><text:span text:style-name="T54">return</text:span><text:span text:style-name="T51"> </text:span><text:span text:style-name="T57">NULL</text:span><text:span text:style-name="T51">;</text:span></text:p>
          <text:p text:style-name="P23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2" xml:id="id15" draw:id="id15" draw:layer="layout" svg:width="11.731cm" svg:height="1.523cm" svg:x="13.079cm" svg:y="10.874cm">
          <text:p text:style-name="P1"><text:span text:style-name="T58">Peer threads reference main thread’s stack</text:span></text:p>
          <text:p text:style-name="P1"><text:span text:style-name="T58">indirectly 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33" draw:text-style-name="P17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24" draw:text-style-name="P2" draw:layer="layout" svg:width="2.862cm" svg:height="1.01cm" svg:x="9.331cm" svg:y="16.331cm">
          <text:p text:style-name="P1"><text:span text:style-name="T40">sharin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" draw:text-style-name="P2" draw:layer="layout" svg:width="23.558cm" svg:height="2.113cm" svg:x="0.992cm" svg:y="1.21cm">
          <text:p text:style-name="P6"><text:span text:style-name="T1">Mapping Variable Instances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784cm">
          <text:list text:style-name="L2">
            <text:list-item>
              <text:p text:style-name="P11"><text:span text:style-name="T18">Global variable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26">Def:</text:span><text:span text:style-name="T4"> <text:s/>Variable declared outside of a function</text:span></text:p>
                </text:list-item>
                <text:list-item>
                  <text:p text:style-name="P10"><text:span text:style-name="T59">Virtual memory contains exactly one instance of any global variable</text:span></text:p>
                </text:list-item>
              </text:list>
            </text:list-item>
          </text:list>
          <text:p text:style-name="P28"><text:span text:style-name="T46"/></text:p>
          <text:list text:continue-numbering="true" text:style-name="L3">
            <text:list-item>
              <text:p text:style-name="P11"><text:span text:style-name="T18">Local variables</text:span></text:p>
              <text:list>
                <text:list-item>
                  <text:p text:style-name="P10"><text:span text:style-name="T26">Def:</text:span><text:span text:style-name="T4"> Variable declared inside function without <text:s/></text:span><text:span text:style-name="T28">static</text:span><text:span text:style-name="T4"> attribute</text:span></text:p>
                </text:list-item>
                <text:list-item>
                  <text:p text:style-name="P10"><text:span text:style-name="T59">Each thread stack contains one instance of each local variable</text:span></text:p>
                </text:list-item>
              </text:list>
            </text:list-item>
          </text:list>
          <text:p text:style-name="P28"><text:span text:style-name="T46"/></text:p>
          <text:list text:continue-numbering="true" text:style-name="L3">
            <text:list-item>
              <text:p text:style-name="P11"><text:span text:style-name="T18">Local static variables</text:span></text:p>
              <text:list>
                <text:list-item>
                  <text:p text:style-name="P10"><text:span text:style-name="T26">Def: </text:span><text:span text:style-name="T4"><text:s/>Variable declared inside <text:s/>function with the </text:span><text:span text:style-name="T28">static</text:span><text:span text:style-name="T4"> attribute</text:span></text:p>
                </text:list-item>
                <text:list-item>
                  <text:p text:style-name="P10"><text:span text:style-name="T59">Virtual memory contains exactly one instance of any local static variable. </text:span></text:p>
                </text:list-item>
              </text:list>
            </text:list-item>
          </text:list>
          <text:p text:style-name="P28"><text:span text:style-name="T46"/></text:p>
          <text:p text:style-name="P2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hared Variabl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4.389cm" svg:x="0.948cm" svg:y="3.387cm">
          <text:list text:style-name="L2">
            <text:list-item>
              <text:p text:style-name="P11"><text:span text:style-name="T18">Which variables are shared?</text:span></text:p>
            </text:list-item>
          </text:list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30"><text:span text:style-name="T24"/></text:p>
          <text:p text:style-name="P32"><text:span text:style-name="T24"/></text:p>
          <text:list text:continue-numbering="true" text:style-name="L2">
            <text:list-item>
              <text:p text:style-name="P33"><text:span text:style-name="T18">Answer: A variable </text:span><text:span text:style-name="T47">x</text:span><text:span text:style-name="T18"> is shared iff multiple threads reference at least one instance of </text:span><text:span text:style-name="T47">x</text:span><text:span text:style-name="T18">. Thus:</text:span></text:p>
            </text:list-item>
          </text:list>
          <text:list text:style-name="L6">
            <text:list-item>
              <text:list>
                <text:list-item>
                  <text:p text:style-name="P34"><text:span text:style-name="T60">ptr</text:span><text:span text:style-name="T3">, <text:s/></text:span><text:span text:style-name="T60">cnt</text:span><text:span text:style-name="T3">, and </text:span><text:span text:style-name="T60">msgs</text:span><text:span text:style-name="T3"> are shared</text:span></text:p>
                </text:list-item>
                <text:list-item>
                  <text:p text:style-name="P34"><text:span text:style-name="T60">i</text:span><text:span text:style-name="T3"> and </text:span><text:span text:style-name="T60">myid</text:span><text:span text:style-name="T3"> are </text:span><text:span text:style-name="T61">not</text:span><text:span text:style-name="T3"> shar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36" draw:layer="layout" svg:width="17.052cm" svg:height="6.518cm" svg:x="2.3cm" svg:y="4.934cm">
          <text:p text:style-name="P1"><text:span text:style-name="T62">Variable </text:span><text:span text:style-name="T62"><text:tab/></text:span><text:span text:style-name="T62"> <text:s/>Referenced by</text:span><text:span text:style-name="T62"><text:tab/></text:span><text:span text:style-name="T62">Referenced by </text:span><text:span text:style-name="T62"><text:tab/></text:span><text:span text:style-name="T62">Referenced by</text:span></text:p>
          <text:p text:style-name="P1"><text:span text:style-name="T62">instance</text:span><text:span text:style-name="T62"><text:tab/></text:span><text:span text:style-name="T62"> <text:s text:c="2"/>main thread?</text:span><text:span text:style-name="T62"><text:tab/></text:span><text:span text:style-name="T62">peer thread 0?</text:span><text:span text:style-name="T62"><text:tab/></text:span><text:span text:style-name="T62">peer thread 1?</text:span></text:p>
          <text:p text:style-name="P35"><text:span text:style-name="T41">ptr</text:span><text:span text:style-name="T41"><text:tab/></text:span><text:span text:style-name="T41"><text:tab/></text:span></text:p>
          <text:p text:style-name="P1"><text:span text:style-name="T41">cnt</text:span><text:span text:style-name="T41"><text:tab/></text:span><text:span text:style-name="T41"><text:tab/></text:span></text:p>
          <text:p text:style-name="P1"><text:span text:style-name="T41">i.m</text:span><text:span text:style-name="T41"><text:tab/></text:span><text:span text:style-name="T41"><text:tab/></text:span></text:p>
          <text:p text:style-name="P1"><text:span text:style-name="T41">msgs.m</text:span><text:span text:style-name="T41"><text:tab/></text:span><text:span text:style-name="T41"><text:tab/></text:span><text:span text:style-name="T41"><text:tab/></text:span></text:p>
          <text:p text:style-name="P1"><text:span text:style-name="T41">myid.p0</text:span><text:span text:style-name="T41"><text:tab/></text:span><text:span text:style-name="T41"><text:tab/></text:span></text:p>
          <text:p text:style-name="P1"><text:span text:style-name="T41">myid.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" xml:id="id16" draw:id="id16" draw:layer="layout" svg:width="1.368cm" svg:height="1.01cm" svg:x="6.57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xml:id="id17" draw:id="id17" draw:layer="layout" svg:width="1.368cm" svg:height="1.01cm" svg:x="11.227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xml:id="id18" draw:id="id18" draw:layer="layout" svg:width="1.368cm" svg:height="1.01cm" svg:x="16.306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xml:id="id19" draw:id="id19" draw:layer="layout" svg:width="1.182cm" svg:height="1.01cm" svg:x="6.663cm" svg:y="7.373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xml:id="id20" draw:id="id20" draw:layer="layout" svg:width="1.368cm" svg:height="1.01cm" svg:x="11.227cm" svg:y="7.373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2" xml:id="id21" draw:id="id21" draw:layer="layout" svg:width="1.368cm" svg:height="1.01cm" svg:x="16.306cm" svg:y="7.373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2" xml:id="id22" draw:id="id22" draw:layer="layout" svg:width="1.368cm" svg:height="1.01cm" svg:x="6.57cm" svg:y="8.114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2" xml:id="id23" draw:id="id23" draw:layer="layout" svg:width="1.182cm" svg:height="1.01cm" svg:x="11.32cm" svg:y="8.114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xml:id="id24" draw:id="id24" draw:layer="layout" svg:width="1.182cm" svg:height="1.01cm" svg:x="16.399cm" svg:y="8.114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" xml:id="id25" draw:id="id25" draw:layer="layout" svg:width="1.368cm" svg:height="1.01cm" svg:x="6.57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2" xml:id="id26" draw:id="id26" draw:layer="layout" svg:width="1.368cm" svg:height="1.01cm" svg:x="11.227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xml:id="id27" draw:id="id27" draw:layer="layout" svg:width="1.368cm" svg:height="1.01cm" svg:x="16.306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2" xml:id="id28" draw:id="id28" draw:layer="layout" svg:width="1.182cm" svg:height="1.01cm" svg:x="6.663cm" svg:y="9.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2" xml:id="id29" draw:id="id29" draw:layer="layout" svg:width="1.368cm" svg:height="1.01cm" svg:x="11.227cm" svg:y="9.75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2" xml:id="id30" draw:id="id30" draw:layer="layout" svg:width="1.182cm" svg:height="1.01cm" svg:x="16.399cm" svg:y="9.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2" xml:id="id31" draw:id="id31" draw:layer="layout" svg:width="1.182cm" svg:height="1.01cm" svg:x="6.663cm" svg:y="10.4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" xml:id="id32" draw:id="id32" draw:layer="layout" svg:width="1.182cm" svg:height="1.01cm" svg:x="11.295cm" svg:y="10.4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4" draw:text-style-name="P2" xml:id="id33" draw:id="id33" draw:layer="layout" svg:width="1.368cm" svg:height="1.01cm" svg:x="16.306cm" svg:y="10.475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ynchronizing Thread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Shared variables are handy..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…</text:span><text:span text:style-name="T18">but introduce the possibility of nasty </text:span><text:span text:style-name="T27">synchronization</text:span><text:span text:style-name="T18"> err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24.373cm" svg:height="3.039cm" svg:x="1.017cm" svg:y="0.423cm">
          <text:p text:style-name="P6"><text:span text:style-name="T63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3.331cm" svg:height="14.831cm" svg:x="0.128cm" svg:y="3.495cm">
          <text:p text:style-name="P23"><text:span text:style-name="T64">/* Global shared variable */</text:span></text:p>
          <text:p text:style-name="P23"><text:span text:style-name="T65">volatile</text:span><text:span text:style-name="T66"> </text:span><text:span text:style-name="T67">long</text:span><text:span text:style-name="T66"> </text:span><text:span text:style-name="T68">cnt</text:span><text:span text:style-name="T66"> = 0; </text:span><text:span text:style-name="T64">/* Counter */</text:span></text:p>
          <text:p text:style-name="P23"><text:span text:style-name="T69"/></text:p>
          <text:p text:style-name="P23"><text:span text:style-name="T67">int</text:span><text:span text:style-name="T66"> </text:span><text:span text:style-name="T70">main</text:span><text:span text:style-name="T66">(</text:span><text:span text:style-name="T67">int</text:span><text:span text:style-name="T66"> </text:span><text:span text:style-name="T68">argc</text:span><text:span text:style-name="T66">, </text:span><text:span text:style-name="T67">char</text:span><text:span text:style-name="T66"> **</text:span><text:span text:style-name="T68">argv</text:span><text:span text:style-name="T66">)</text:span></text:p>
          <text:p text:style-name="P23"><text:span text:style-name="T66">{</text:span></text:p>
          <text:p text:style-name="P23"><text:span text:style-name="T66"><text:s text:c="4"/></text:span><text:span text:style-name="T67">long</text:span><text:span text:style-name="T66"> </text:span><text:span text:style-name="T68">niters</text:span><text:span text:style-name="T66">;</text:span></text:p>
          <text:p text:style-name="P23"><text:span text:style-name="T66"><text:s text:c="4"/></text:span><text:span text:style-name="T67">pthread_t</text:span><text:span text:style-name="T66"> </text:span><text:span text:style-name="T68">tid1</text:span><text:span text:style-name="T66">, </text:span><text:span text:style-name="T68">tid2</text:span><text:span text:style-name="T66">;</text:span></text:p>
          <text:p text:style-name="P23"><text:span text:style-name="T69"/></text:p>
          <text:p text:style-name="P23"><text:span text:style-name="T66"><text:s text:c="4"/></text:span><text:span text:style-name="T66">niters = atoi(argv[1]);</text:span></text:p>
          <text:p text:style-name="P23"><text:span text:style-name="T66"><text:s text:c="4"/></text:span><text:span text:style-name="T66">Pthread_create(&amp;tid1, </text:span><text:span text:style-name="T71">NULL</text:span><text:span text:style-name="T66">,</text:span></text:p>
          <text:p text:style-name="P23"><text:span text:style-name="T66"><text:s text:c="8"/></text:span><text:span text:style-name="T66">thread, &amp;niters);</text:span></text:p>
          <text:p text:style-name="P23"><text:span text:style-name="T66"><text:s text:c="4"/></text:span><text:span text:style-name="T66">Pthread_create(&amp;tid2, </text:span><text:span text:style-name="T71">NULL</text:span><text:span text:style-name="T66">,</text:span></text:p>
          <text:p text:style-name="P23"><text:span text:style-name="T66"><text:s text:c="8"/></text:span><text:span text:style-name="T66">thread, &amp;niters);</text:span></text:p>
          <text:p text:style-name="P23"><text:span text:style-name="T66"><text:s text:c="4"/></text:span><text:span text:style-name="T66">Pthread_join(tid1, </text:span><text:span text:style-name="T71">NULL</text:span><text:span text:style-name="T66">);</text:span></text:p>
          <text:p text:style-name="P23"><text:span text:style-name="T66"><text:s text:c="4"/></text:span><text:span text:style-name="T66">Pthread_join(tid2, </text:span><text:span text:style-name="T71">NULL</text:span><text:span text:style-name="T66">);</text:span></text:p>
          <text:p text:style-name="P23"><text:span text:style-name="T69"/></text:p>
          <text:p text:style-name="P23"><text:span text:style-name="T66"><text:s text:c="4"/></text:span><text:span text:style-name="T64">/* Check result */</text:span></text:p>
          <text:p text:style-name="P23"><text:span text:style-name="T66"><text:s text:c="4"/></text:span><text:span text:style-name="T65">if</text:span><text:span text:style-name="T66"> (cnt != (2 * niters))</text:span></text:p>
          <text:p text:style-name="P23"><text:span text:style-name="T66"><text:s text:c="8"/></text:span><text:span text:style-name="T66">printf(</text:span><text:span text:style-name="T72">"BOOM! cnt=%ld\n"</text:span><text:span text:style-name="T66">, cnt);</text:span></text:p>
          <text:p text:style-name="P23"><text:span text:style-name="T66"><text:s text:c="4"/></text:span><text:span text:style-name="T65">else</text:span></text:p>
          <text:p text:style-name="P23"><text:span text:style-name="T66"><text:s text:c="8"/></text:span><text:span text:style-name="T66">printf(</text:span><text:span text:style-name="T72">"OK cnt=%ld\n"</text:span><text:span text:style-name="T66">, cnt);</text:span></text:p>
          <text:p text:style-name="P23"><text:span text:style-name="T66"><text:s text:c="4"/></text:span><text:span text:style-name="T66">exit(0);</text:span></text:p>
          <text:p text:style-name="P23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5" draw:layer="layout" svg:width="11.212cm" svg:height="7.685cm" svg:x="13.934cm" svg:y="3.483cm">
          <text:p text:style-name="P23"><text:span text:style-name="T73">/* Thread routine */</text:span><text:span text:style-name="T30"> <text:s text:c="92"/></text:span></text:p>
          <text:p text:style-name="P23"><text:span text:style-name="T74">void</text:span><text:span text:style-name="T30"> *</text:span><text:span text:style-name="T75">thread</text:span><text:span text:style-name="T30">(</text:span><text:span text:style-name="T74">void</text:span><text:span text:style-name="T30"> *</text:span><text:span text:style-name="T76">vargp</text:span><text:span text:style-name="T30">) <text:s text:c="87"/></text:span></text:p>
          <text:p text:style-name="P23"><text:span text:style-name="T30">{ <text:s text:c="111"/></text:span></text:p>
          <text:p text:style-name="P23"><text:span text:style-name="T30"><text:s text:c="4"/></text:span><text:span text:style-name="T74">long</text:span><text:span text:style-name="T30"> </text:span><text:span text:style-name="T76">i</text:span><text:span text:style-name="T30">, </text:span><text:span text:style-name="T76">niters</text:span><text:span text:style-name="T30"> = </text:span></text:p>
          <text:p text:style-name="P23"><text:span text:style-name="T30"><text:s text:c="15"/></text:span><text:span text:style-name="T30">*((</text:span><text:span text:style-name="T74">long</text:span><text:span text:style-name="T30"> *)vargp); <text:s text:c="74"/></text:span></text:p>
          <text:p text:style-name="P23"><text:span text:style-name="T30"><text:s text:c="113"/></text:span></text:p>
          <text:p text:style-name="P23"><text:span text:style-name="T30"><text:s text:c="4"/></text:span><text:span text:style-name="T77">for</text:span><text:span text:style-name="T30"> (i = 0; i &lt; niters; i++)</text:span></text:p>
          <text:p text:style-name="P23"><text:span text:style-name="T30"><text:s text:c="8"/></text:span><text:span text:style-name="T30">cnt++; <text:s text:c="18"/></text:span></text:p>
          <text:p text:style-name="P23"><text:span text:style-name="T30"><text:s text:c="113"/></text:span></text:p>
          <text:p text:style-name="P23"><text:span text:style-name="T30"><text:s text:c="4"/></text:span><text:span text:style-name="T77">return</text:span><text:span text:style-name="T30"> </text:span><text:span text:style-name="T78">NULL</text:span><text:span text:style-name="T30">; <text:s text:c="96"/></text:span></text:p>
          <text:p text:style-name="P23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7" draw:layer="layout" svg:width="7.612cm" svg:height="3.629cm" svg:x="15.28cm" svg:y="11.666cm">
          <text:p text:style-name="P1"><text:span text:style-name="T79">$ ./badcnt 10000</text:span></text:p>
          <text:p text:style-name="P1"><text:span text:style-name="T79">OK cnt=20000</text:span></text:p>
          <text:p text:style-name="P1"><text:span text:style-name="T79">$ ./badcnt 10000</text:span></text:p>
          <text:p text:style-name="P1"><text:span text:style-name="T79">BOOM! cnt=13051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" draw:layer="layout" svg:width="9.733cm" svg:height="3.043cm" svg:x="14.182cm" svg:y="15.82cm">
          <text:p text:style-name="P12"><text:span text:style-name="T47">cnt</text:span><text:span text:style-name="T18"> should equal 20,000.</text:span></text:p>
          <text:p text:style-name="P12"><text:span text:style-name="T24"/></text:p>
          <text:p text:style-name="P12"><text:span text:style-name="T80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Assembly Code for Counte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6" draw:layer="layout" svg:width="11.168cm" svg:height="1.773cm" svg:x="5.818cm" svg:y="4.775cm">
          <text:p text:style-name="P1"><text:span text:style-name="T81">for (i = 0; i &lt; niters; i++)</text:span></text:p>
          <text:p text:style-name="P1"><text:span text:style-name="T81"><text:s text:c="4"/></text:span><text:span text:style-name="T81">cnt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2" draw:layer="layout" svg:width="13.481cm" svg:height="1.265cm" svg:x="5.08cm" svg:y="3.476cm">
          <text:p text:style-name="P1"><text:span text:style-name="T18">C code for counter loop in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37" draw:layer="layout" svg:width="10.036cm" svg:height="9.529cm" svg:x="6.138cm" svg:y="8.67cm">
          <text:p text:style-name="P1"><text:span text:style-name="T41"><text:s text:c="4"/></text:span><text:span text:style-name="T41">movq <text:s/>(%rdi), %rcx</text:span></text:p>
          <text:p text:style-name="P1"><text:span text:style-name="T41"><text:s text:c="4"/></text:span><text:span text:style-name="T41">testq %rcx,%rcx</text:span></text:p>
          <text:p text:style-name="P1"><text:span text:style-name="T41"><text:s text:c="4"/></text:span><text:span text:style-name="T41">jle <text:s text:c="2"/>.L2</text:span></text:p>
          <text:p text:style-name="P1"><text:span text:style-name="T41"><text:s text:c="4"/></text:span><text:span text:style-name="T41">movl <text:s/>$0, %eax</text:span></text:p>
          <text:p text:style-name="P1"><text:span text:style-name="T41">.L3:</text:span></text:p>
          <text:p text:style-name="P1"><text:span text:style-name="T41"><text:s text:c="4"/></text:span><text:span text:style-name="T41">movq <text:s/>cnt(%rip),%rdx</text:span></text:p>
          <text:p text:style-name="P1"><text:span text:style-name="T41"><text:s text:c="4"/></text:span><text:span text:style-name="T41">addq <text:s/>$1, %rdx</text:span></text:p>
          <text:p text:style-name="P1"><text:span text:style-name="T41"><text:s text:c="4"/></text:span><text:span text:style-name="T41">movq <text:s/>%rdx, cnt(%rip)</text:span></text:p>
          <text:p text:style-name="P1"><text:span text:style-name="T41"><text:s text:c="4"/></text:span><text:span text:style-name="T41">addq <text:s/>$1, %rax</text:span></text:p>
          <text:p text:style-name="P1"><text:span text:style-name="T41"><text:s text:c="4"/></text:span><text:span text:style-name="T41">cmpq <text:s/>%rcx, %rax</text:span></text:p>
          <text:p text:style-name="P1"><text:span text:style-name="T41"><text:s text:c="4"/></text:span><text:span text:style-name="T41">jne <text:s text:c="2"/>.L3</text:span></text:p>
          <text:p text:style-name="P1"><text:span text:style-name="T41">.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17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40" draw:text-style-name="P2" draw:layer="layout" svg:width="2.694cm" svg:height="1.111cm" svg:x="16.626cm" svg:y="9.698cm">
          <text:p text:style-name="P5"><text:span text:style-name="T82">H</text:span><text:span text:style-name="T83">i</text:span><text:span text:style-name="T82"> </text:span><text:span text:style-name="T12">: 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2" draw:layer="layout" svg:width="2.028cm" svg:height="1.014cm" svg:x="16.619cm" svg:y="15.904cm">
          <text:p text:style-name="P1"><text:span text:style-name="T84">T</text:span><text:span text:style-name="T85">i</text:span><text:span text:style-name="T15"> :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7" draw:layer="layout" svg:x1="6.145cm" svg:y1="11.935cm" svg:x2="16.148cm" svg:y2="11.917cm">
          <text:p/>
        </draw:line>
        <draw:line draw:name="Line 9" draw:style-name="gr22" draw:text-style-name="P17" draw:layer="layout" svg:x1="6.145cm" svg:y1="14.974cm" svg:x2="16.148cm" svg:y2="15.015cm">
          <text:p/>
        </draw:line>
        <draw:custom-shape draw:name="CustomShape 10" draw:style-name="gr40" draw:text-style-name="P2" draw:layer="layout" svg:width="4.476cm" svg:height="2.843cm" svg:x="16.633cm" svg:y="12.203cm">
          <text:p text:style-name="P1"><text:span text:style-name="T82">L</text:span><text:span text:style-name="T83">i <text:s/></text:span><text:span text:style-name="T12">: Load </text:span><text:span text:style-name="T41">cnt</text:span></text:p>
          <text:p text:style-name="P1"><text:span text:style-name="T82">U</text:span><text:span text:style-name="T83">i</text:span><text:span text:style-name="T12"> : Update </text:span><text:span text:style-name="T41">cnt</text:span></text:p>
          <text:p text:style-name="P1"><text:span text:style-name="T82">S</text:span><text:span text:style-name="T83">i</text:span><text:span text:style-name="T12"> : Store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0" draw:text-style-name="P2" draw:layer="layout" svg:width="7.612cm" svg:height="1.261cm" svg:x="7.349cm" svg:y="7.427cm">
          <text:p text:style-name="P1"><text:span text:style-name="T86">Asm code for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17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3" draw:style-name="gr39" draw:text-style-name="P17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1" draw:text-style-name="P2" draw:layer="layout" svg:width="18.376cm" svg:height="1.588cm" svg:x="0.813cm" svg:y="1.371cm">
          <text:p text:style-name="P6"><text:span text:style-name="T1">Concurren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4.026cm" svg:x="0.807cm" svg:y="3.391cm">
          <text:list text:style-name="L2">
            <text:list-item>
              <text:p text:style-name="P38"><text:span text:style-name="T49">Key idea: </text:span><text:span text:style-name="T18">In general, any sequentially consistent interleaving is possible, but some give an unexpected result!</text:span></text:p>
            </text:list-item>
          </text:list>
          <text:list text:style-name="L3">
            <text:list-item>
              <text:list>
                <text:list-item>
                  <text:p text:style-name="P39"><text:span text:style-name="T4">I</text:span><text:span text:style-name="T87">i</text:span><text:span text:style-name="T4"> denotes that thread i executes instruction I</text:span></text:p>
                </text:list-item>
                <text:list-item>
                  <text:p text:style-name="P39"><text:span text:style-name="T4">%rdx</text:span><text:span text:style-name="T87">i </text:span><text:span text:style-name="T4">is the content of %rdx in thread i’s contex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22" draw:layer="layout" svg:width="2.704cm" svg:height="0.75cm" svg:x="5.058cm" svg:y="9.287cm">
          <text:p text:style-name="P12"><text:span text:style-name="T25">H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8" draw:layer="layout" svg:width="2.704cm" svg:height="0.75cm" svg:x="5.058cm" svg:y="10.041cm">
          <text:p text:style-name="P12"><text:span text:style-name="T25">L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18" draw:layer="layout" svg:width="2.704cm" svg:height="0.75cm" svg:x="5.058cm" svg:y="10.769cm">
          <text:p text:style-name="P12"><text:span text:style-name="T25">U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8" draw:layer="layout" svg:width="2.704cm" svg:height="0.75cm" svg:x="5.058cm" svg:y="11.523cm">
          <text:p text:style-name="P12"><text:span text:style-name="T25">S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2" draw:layer="layout" svg:width="2.704cm" svg:height="0.75cm" svg:x="5.058cm" svg:y="12.25cm">
          <text:p text:style-name="P12"><text:span text:style-name="T25">H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40" draw:layer="layout" svg:width="2.704cm" svg:height="0.75cm" svg:x="5.058cm" svg:y="13.004cm">
          <text:p text:style-name="P12"><text:span text:style-name="T25">L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0" draw:layer="layout" svg:width="2.704cm" svg:height="0.75cm" svg:x="5.058cm" svg:y="13.732cm">
          <text:p text:style-name="P12"><text:span text:style-name="T25">U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0" draw:layer="layout" svg:width="2.704cm" svg:height="0.75cm" svg:x="5.058cm" svg:y="14.486cm">
          <text:p text:style-name="P12"><text:span text:style-name="T25">S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2" draw:layer="layout" svg:width="2.704cm" svg:height="0.75cm" svg:x="5.058cm" svg:y="15.214cm">
          <text:p text:style-name="P12"><text:span text:style-name="T25">T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1" draw:text-style-name="P22" draw:layer="layout" svg:width="2.704cm" svg:height="0.75cm" svg:x="5.058cm" svg:y="15.968cm">
          <text:p text:style-name="P12"><text:span text:style-name="T25">T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2" draw:layer="layout" svg:width="2.704cm" svg:height="0.75cm" svg:x="2.35cm" svg:y="9.28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8" draw:layer="layout" svg:width="2.704cm" svg:height="0.75cm" svg:x="2.35cm" svg:y="10.04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2" draw:text-style-name="P18" draw:layer="layout" svg:width="2.704cm" svg:height="0.75cm" svg:x="2.35cm" svg:y="10.76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2" draw:text-style-name="P18" draw:layer="layout" svg:width="2.704cm" svg:height="0.75cm" svg:x="2.35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22" draw:layer="layout" svg:width="2.704cm" svg:height="0.75cm" svg:x="2.35cm" svg:y="12.25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40" draw:layer="layout" svg:width="2.704cm" svg:height="0.75cm" svg:x="2.35cm" svg:y="13.00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40" draw:layer="layout" svg:width="2.704cm" svg:height="0.75cm" svg:x="2.35cm" svg:y="13.732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40" draw:layer="layout" svg:width="2.704cm" svg:height="0.75cm" svg:x="2.35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2" draw:layer="layout" svg:width="2.704cm" svg:height="0.75cm" svg:x="2.35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2" draw:layer="layout" svg:width="2.704cm" svg:height="0.75cm" svg:x="2.35cm" svg:y="15.968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1" draw:text-style-name="P22" draw:layer="layout" svg:width="2.704cm" svg:height="0.75cm" svg:x="7.766cm" svg:y="9.28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18" draw:layer="layout" svg:width="2.704cm" svg:height="0.75cm" svg:x="7.766cm" svg:y="10.041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18" draw:layer="layout" svg:width="2.704cm" svg:height="0.75cm" svg:x="7.766cm" svg:y="10.76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2" draw:text-style-name="P18" draw:layer="layout" svg:width="2.704cm" svg:height="0.75cm" svg:x="7.766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22" draw:layer="layout" svg:width="2.704cm" svg:height="0.75cm" svg:x="7.766cm" svg:y="12.2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3" draw:text-style-name="P40" draw:layer="layout" svg:width="2.704cm" svg:height="0.75cm" svg:x="7.766cm" svg:y="13.00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3" draw:text-style-name="P40" draw:layer="layout" svg:width="2.704cm" svg:height="0.75cm" svg:x="7.766cm" svg:y="13.73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40" draw:layer="layout" svg:width="2.704cm" svg:height="0.75cm" svg:x="7.766cm" svg:y="14.486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1" draw:text-style-name="P22" draw:layer="layout" svg:width="2.704cm" svg:height="0.75cm" svg:x="7.766cm" svg:y="15.21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1" draw:text-style-name="P22" draw:layer="layout" svg:width="2.704cm" svg:height="0.75cm" svg:x="7.766cm" svg:y="15.968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1" draw:text-style-name="P22" draw:layer="layout" svg:width="2.704cm" svg:height="0.75cm" svg:x="13.101cm" svg:y="9.287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2" draw:text-style-name="P18" draw:layer="layout" svg:width="2.704cm" svg:height="0.75cm" svg:x="13.101cm" svg:y="10.041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18" draw:layer="layout" svg:width="2.704cm" svg:height="0.75cm" svg:x="13.101cm" svg:y="10.769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2" draw:text-style-name="P18" draw:layer="layout" svg:width="2.704cm" svg:height="0.75cm" svg:x="13.101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22" draw:layer="layout" svg:width="2.704cm" svg:height="0.75cm" svg:x="13.101cm" svg:y="12.25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3" draw:text-style-name="P40" draw:layer="layout" svg:width="2.704cm" svg:height="0.75cm" svg:x="13.101cm" svg:y="13.00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3" draw:text-style-name="P40" draw:layer="layout" svg:width="2.704cm" svg:height="0.75cm" svg:x="13.101cm" svg:y="13.732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3" draw:text-style-name="P40" draw:layer="layout" svg:width="2.704cm" svg:height="0.75cm" svg:x="13.101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22" draw:layer="layout" svg:width="2.704cm" svg:height="0.75cm" svg:x="13.101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1" draw:text-style-name="P22" draw:layer="layout" svg:width="2.704cm" svg:height="0.75cm" svg:x="13.101cm" svg:y="15.968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341cm" svg:y="8.048cm">
          <text:p text:style-name="P12"><text:span text:style-name="T25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79cm" svg:y="8.043cm">
          <text:p text:style-name="P12"><text:span text:style-name="T25">instr</text:span><text:span text:style-name="T88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849cm" svg:y="8.092cm">
          <text:p text:style-name="P12"><text:span text:style-name="T2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15cm" svg:y="8.043cm">
          <text:p text:style-name="P12"><text:span text:style-name="T25">%rdx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2" xml:id="id34" draw:id="id34" draw:layer="layout" svg:width="1.529cm" svg:height="1.265cm" svg:x="16.445cm" svg:y="15.753cm">
          <text:p text:style-name="P12"><text:span text:style-name="T49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1" draw:text-style-name="P22" draw:layer="layout" svg:width="2.704cm" svg:height="0.75cm" svg:x="10.394cm" svg:y="9.28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18" draw:layer="layout" svg:width="2.704cm" svg:height="0.75cm" svg:x="10.394cm" svg:y="10.041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2" draw:text-style-name="P18" draw:layer="layout" svg:width="2.704cm" svg:height="0.75cm" svg:x="10.394cm" svg:y="10.76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2" draw:text-style-name="P18" draw:layer="layout" svg:width="2.704cm" svg:height="0.75cm" svg:x="10.394cm" svg:y="11.523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1" draw:text-style-name="P22" draw:layer="layout" svg:width="2.704cm" svg:height="0.75cm" svg:x="10.394cm" svg:y="12.2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3" draw:text-style-name="P40" draw:layer="layout" svg:width="2.704cm" svg:height="0.75cm" svg:x="10.394cm" svg:y="13.00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3" draw:text-style-name="P40" draw:layer="layout" svg:width="2.704cm" svg:height="0.75cm" svg:x="10.394cm" svg:y="13.732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3" draw:text-style-name="P40" draw:layer="layout" svg:width="2.704cm" svg:height="0.75cm" svg:x="10.394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1" draw:text-style-name="P22" draw:layer="layout" svg:width="2.704cm" svg:height="0.75cm" svg:x="10.394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1" draw:text-style-name="P22" draw:layer="layout" svg:width="2.704cm" svg:height="0.75cm" svg:x="10.394cm" svg:y="15.96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1.994cm" svg:height="1.111cm" svg:x="10.779cm" svg:y="8.043cm">
          <text:p text:style-name="P12"><text:span text:style-name="T25">%rdx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4" draw:text-style-name="P41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5" draw:text-style-name="P2" draw:layer="layout" svg:width="4.441cm" svg:height="1.772cm" svg:x="19.262cm" svg:y="9.423cm">
          <text:p text:style-name="P1"><text:span text:style-name="T25">Thread 1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6" draw:text-style-name="P42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5" draw:text-style-name="P2" draw:layer="layout" svg:width="4.441cm" svg:height="1.772cm" svg:x="19.262cm" svg:y="11.328cm">
          <text:p text:style-name="P1"><text:span text:style-name="T25">Thread 2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Executio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2.377cm" svg:x="0.991cm" svg:y="3.545cm">
          <text:list text:style-name="L2">
            <text:list-item>
              <text:p text:style-name="P11"><text:span text:style-name="T18">Incorrect ordering: two threads increment the counter, but the result is 1 instead of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22" draw:layer="layout" svg:width="2.704cm" svg:height="0.75cm" svg:x="4.996cm" svg:y="7.382cm">
          <text:p text:style-name="P12"><text:span text:style-name="T25">H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8" draw:layer="layout" svg:width="2.704cm" svg:height="0.75cm" svg:x="4.996cm" svg:y="8.136cm">
          <text:p text:style-name="P12"><text:span text:style-name="T25">L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18" draw:layer="layout" svg:width="2.704cm" svg:height="0.75cm" svg:x="4.996cm" svg:y="8.864cm">
          <text:p text:style-name="P12"><text:span text:style-name="T25">U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2" draw:layer="layout" svg:width="2.704cm" svg:height="0.75cm" svg:x="4.996cm" svg:y="9.618cm">
          <text:p text:style-name="P12"><text:span text:style-name="T25">H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40" draw:layer="layout" svg:width="2.704cm" svg:height="0.75cm" svg:x="4.996cm" svg:y="10.345cm">
          <text:p text:style-name="P12"><text:span text:style-name="T25">L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18" draw:layer="layout" svg:width="2.704cm" svg:height="0.75cm" svg:x="4.996cm" svg:y="11.099cm">
          <text:p text:style-name="P12"><text:span text:style-name="T25">S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2" draw:layer="layout" svg:width="2.704cm" svg:height="0.75cm" svg:x="4.996cm" svg:y="11.827cm">
          <text:p text:style-name="P12"><text:span text:style-name="T25">T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0" draw:layer="layout" svg:width="2.704cm" svg:height="0.75cm" svg:x="4.996cm" svg:y="12.581cm">
          <text:p text:style-name="P12"><text:span text:style-name="T25">U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0" draw:layer="layout" svg:width="2.704cm" svg:height="0.75cm" svg:x="4.996cm" svg:y="13.309cm">
          <text:p text:style-name="P12"><text:span text:style-name="T25">S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1" draw:text-style-name="P22" draw:layer="layout" svg:width="2.704cm" svg:height="0.75cm" svg:x="4.996cm" svg:y="14.063cm">
          <text:p text:style-name="P12"><text:span text:style-name="T25">T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2" draw:layer="layout" svg:width="2.704cm" svg:height="0.75cm" svg:x="2.288cm" svg:y="7.382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8" draw:layer="layout" svg:width="2.704cm" svg:height="0.75cm" svg:x="2.288cm" svg:y="8.136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2" draw:text-style-name="P18" draw:layer="layout" svg:width="2.704cm" svg:height="0.75cm" svg:x="2.288cm" svg:y="8.86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1" draw:text-style-name="P22" draw:layer="layout" svg:width="2.704cm" svg:height="0.75cm" svg:x="2.288cm" svg:y="9.618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3" draw:text-style-name="P40" draw:layer="layout" svg:width="2.704cm" svg:height="0.75cm" svg:x="2.288cm" svg:y="10.345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2" draw:text-style-name="P18" draw:layer="layout" svg:width="2.704cm" svg:height="0.75cm" svg:x="2.288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22" draw:layer="layout" svg:width="2.704cm" svg:height="0.75cm" svg:x="2.288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40" draw:layer="layout" svg:width="2.704cm" svg:height="0.75cm" svg:x="2.288cm" svg:y="12.581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40" draw:layer="layout" svg:width="2.704cm" svg:height="0.75cm" svg:x="2.288cm" svg:y="13.309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2" draw:layer="layout" svg:width="2.704cm" svg:height="0.75cm" svg:x="2.288cm" svg:y="14.063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1" draw:text-style-name="P22" draw:layer="layout" svg:width="2.704cm" svg:height="0.75cm" svg:x="7.703cm" svg:y="7.38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18" draw:layer="layout" svg:width="2.704cm" svg:height="0.75cm" svg:x="7.703cm" svg:y="8.136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18" draw:layer="layout" svg:width="2.704cm" svg:height="0.75cm" svg:x="7.703cm" svg:y="8.86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1" draw:text-style-name="P22" draw:layer="layout" svg:width="2.704cm" svg:height="0.75cm" svg:x="7.703cm" svg:y="9.61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3" draw:text-style-name="P40" draw:layer="layout" svg:width="2.704cm" svg:height="0.75cm" svg:x="7.703cm" svg:y="10.34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2" draw:text-style-name="P18" draw:layer="layout" svg:width="2.704cm" svg:height="0.75cm" svg:x="7.703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22" draw:layer="layout" svg:width="2.704cm" svg:height="0.75cm" svg:x="7.703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40" draw:layer="layout" svg:width="2.704cm" svg:height="0.75cm" svg:x="7.703cm" svg:y="12.581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3" draw:text-style-name="P40" draw:layer="layout" svg:width="2.704cm" svg:height="0.75cm" svg:x="7.703cm" svg:y="13.30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1" draw:text-style-name="P22" draw:layer="layout" svg:width="2.704cm" svg:height="0.75cm" svg:x="7.703cm" svg:y="14.063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1" draw:text-style-name="P22" draw:layer="layout" svg:width="2.704cm" svg:height="0.75cm" svg:x="12.951cm" svg:y="7.382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2" draw:text-style-name="P18" draw:layer="layout" svg:width="2.704cm" svg:height="0.75cm" svg:x="12.951cm" svg:y="8.136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18" draw:layer="layout" svg:width="2.704cm" svg:height="0.75cm" svg:x="12.951cm" svg:y="8.864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1" draw:text-style-name="P22" draw:layer="layout" svg:width="2.704cm" svg:height="0.75cm" svg:x="12.951cm" svg:y="9.618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3" draw:text-style-name="P40" draw:layer="layout" svg:width="2.704cm" svg:height="0.75cm" svg:x="12.951cm" svg:y="10.345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2" draw:text-style-name="P18" draw:layer="layout" svg:width="2.704cm" svg:height="0.75cm" svg:x="12.951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1" draw:text-style-name="P22" draw:layer="layout" svg:width="2.704cm" svg:height="0.75cm" svg:x="12.951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3" draw:text-style-name="P40" draw:layer="layout" svg:width="2.704cm" svg:height="0.75cm" svg:x="12.951cm" svg:y="12.58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3" draw:text-style-name="P40" draw:layer="layout" svg:width="2.704cm" svg:height="0.75cm" svg:x="12.951cm" svg:y="13.30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1" draw:text-style-name="P22" draw:layer="layout" svg:width="2.704cm" svg:height="0.75cm" svg:x="12.951cm" svg:y="14.06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276cm" svg:y="6.343cm">
          <text:p text:style-name="P12"><text:span text:style-name="T25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13cm" svg:y="6.338cm">
          <text:p text:style-name="P12"><text:span text:style-name="T25">instr</text:span><text:span text:style-name="T88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696cm" svg:y="6.387cm">
          <text:p text:style-name="P12"><text:span text:style-name="T2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085cm" svg:y="6.338cm">
          <text:p text:style-name="P12"><text:span text:style-name="T25">%rdx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1" draw:text-style-name="P22" draw:layer="layout" svg:width="2.704cm" svg:height="0.75cm" svg:x="10.367cm" svg:y="7.38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2" draw:text-style-name="P18" draw:layer="layout" svg:width="2.704cm" svg:height="0.75cm" svg:x="10.367cm" svg:y="8.136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18" draw:layer="layout" svg:width="2.704cm" svg:height="0.75cm" svg:x="10.367cm" svg:y="8.86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22" draw:layer="layout" svg:width="2.704cm" svg:height="0.75cm" svg:x="10.367cm" svg:y="9.61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3" draw:text-style-name="P40" draw:layer="layout" svg:width="2.704cm" svg:height="0.75cm" svg:x="10.367cm" svg:y="10.345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2" draw:text-style-name="P18" draw:layer="layout" svg:width="2.704cm" svg:height="0.75cm" svg:x="10.367cm" svg:y="11.09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1" draw:text-style-name="P22" draw:layer="layout" svg:width="2.704cm" svg:height="0.75cm" svg:x="10.367cm" svg:y="11.82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3" draw:text-style-name="P40" draw:layer="layout" svg:width="2.704cm" svg:height="0.75cm" svg:x="10.367cm" svg:y="12.58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3" draw:text-style-name="P40" draw:layer="layout" svg:width="2.704cm" svg:height="0.75cm" svg:x="10.367cm" svg:y="13.30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1" draw:text-style-name="P22" draw:layer="layout" svg:width="2.704cm" svg:height="0.75cm" svg:x="10.367cm" svg:y="14.06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" draw:text-style-name="P2" draw:layer="layout" svg:width="1.994cm" svg:height="1.111cm" svg:x="10.748cm" svg:y="6.338cm">
          <text:p text:style-name="P12"><text:span text:style-name="T25">%rdx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2.566cm" svg:height="1.265cm" svg:x="16.1cm" svg:y="13.764cm">
          <text:p text:style-name="P12"><text:span text:style-name="T49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47" draw:text-style-name="P43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47" draw:text-style-name="P43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7" draw:text-style-name="P43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7" draw:text-style-name="P43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7" draw:text-style-name="P43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7" draw:text-style-name="P43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2" draw:layer="layout" svg:width="21.085cm" svg:height="2.113cm" svg:x="0.992cm" svg:y="1.21cm">
          <text:p text:style-name="P6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7.341cm" svg:height="13.615cm" svg:x="16.501cm" svg:y="3.669cm">
          <text:p text:style-name="P1"><text:span text:style-name="T25">A </text:span><text:span text:style-name="T89">progress graph</text:span><text:span text:style-name="T90"> </text:span><text:span text:style-name="T25">depicts</text:span></text:p>
          <text:p text:style-name="P1"><text:span text:style-name="T25">the discrete </text:span><text:span text:style-name="T89">execution </text:span></text:p>
          <text:p text:style-name="P1"><text:span text:style-name="T89">state space</text:span><text:span text:style-name="T25"> of concurrent</text:span></text:p>
          <text:p text:style-name="P1"><text:span text:style-name="T25"><text:s/></text:span><text:span text:style-name="T25">threads.</text:span></text:p>
          <text:p text:style-name="P1"><text:span text:style-name="T2"/></text:p>
          <text:p text:style-name="P1"><text:span text:style-name="T25">Each axis corresponds to</text:span></text:p>
          <text:p text:style-name="P1"><text:span text:style-name="T25">the sequential order of</text:span></text:p>
          <text:p text:style-name="P1"><text:span text:style-name="T25">instructions in a thread.</text:span></text:p>
          <text:p text:style-name="P1"><text:span text:style-name="T2"/></text:p>
          <text:p text:style-name="P1"><text:span text:style-name="T25">Each point corresponds to</text:span></text:p>
          <text:p text:style-name="P1"><text:span text:style-name="T25">a possible </text:span><text:span text:style-name="T89">execution state</text:span></text:p>
          <text:p text:style-name="P1"><text:span text:style-name="T25">(Inst</text:span><text:span text:style-name="T88">1</text:span><text:span text:style-name="T25">, Inst</text:span><text:span text:style-name="T88">2</text:span><text:span text:style-name="T25">).</text:span></text:p>
          <text:p text:style-name="P1"><text:span text:style-name="T2"/></text:p>
          <text:p text:style-name="P1"><text:span text:style-name="T25">E.g., </text:span><text:span text:style-name="T90">(L</text:span><text:span text:style-name="T91">1</text:span><text:span text:style-name="T90">, S</text:span><text:span text:style-name="T91">2</text:span><text:span text:style-name="T90">) <text:s/></text:span><text:span text:style-name="T25">denotes state</text:span></text:p>
          <text:p text:style-name="P1"><text:span text:style-name="T25">where <text:s/>thread 1 has</text:span></text:p>
          <text:p text:style-name="P1"><text:span text:style-name="T25">completed L</text:span><text:span text:style-name="T88">1</text:span><text:span text:style-name="T25"> and thread</text:span></text:p>
          <text:p text:style-name="P1"><text:span text:style-name="T25">2 has completed S</text:span><text:span text:style-name="T88">2</text:span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8" draw:text-style-name="P17" draw:layer="layout" svg:x1="2.253cm" svg:y1="15.733cm" svg:x2="12.836cm" svg:y2="15.734cm">
          <text:p/>
        </draw:line>
        <draw:line draw:name="Line 10" draw:style-name="gr48" draw:text-style-name="P17" draw:layer="layout" svg:x1="2.253cm" svg:y1="15.733cm" svg:x2="2.254cm" svg:y2="5.066cm">
          <text:p/>
        </draw:line>
        <draw:custom-shape draw:name="CustomShape 11" draw:style-name="gr9" draw:text-style-name="P2" draw:layer="layout" svg:width="1.152cm" svg:height="1.208cm" svg:x="2.704cm" svg:y="15.693cm">
          <text:p text:style-name="P44"><text:span text:style-name="T3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4.639cm" svg:y="15.693cm">
          <text:p text:style-name="P44"><text:span text:style-name="T3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6.584cm" svg:y="15.693cm">
          <text:p text:style-name="P44"><text:span text:style-name="T3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8.578cm" svg:y="15.693cm">
          <text:p text:style-name="P44"><text:span text:style-name="T3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10.591cm" svg:y="15.693cm">
          <text:p text:style-name="P44"><text:span text:style-name="T3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1.152cm" svg:height="1.208cm" svg:x="1.218cm" svg:y="14.14cm">
          <text:p text:style-name="P44"><text:span text:style-name="T3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1.008cm" svg:height="1.208cm" svg:x="1.296cm" svg:y="12.209cm">
          <text:p text:style-name="P44"><text:span text:style-name="T3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" draw:layer="layout" svg:width="1.168cm" svg:height="1.208cm" svg:x="1.217cm" svg:y="10.207cm">
          <text:p text:style-name="P44"><text:span text:style-name="T3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1.041cm" svg:height="1.208cm" svg:x="1.249cm" svg:y="8.315cm">
          <text:p text:style-name="P44"><text:span text:style-name="T3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2" draw:layer="layout" svg:width="1.058cm" svg:height="1.208cm" svg:x="1.278cm" svg:y="6.318cm">
          <text:p text:style-name="P44"><text:span text:style-name="T3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3.078cm" svg:height="1.096cm" svg:x="12.793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" draw:text-style-name="P2" draw:layer="layout" svg:width="3.078cm" svg:height="1.096cm" svg:x="0.724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43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3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3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3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3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3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3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3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3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3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3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3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3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3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3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3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9" draw:text-style-name="P45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3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3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3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3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3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3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3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3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3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3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3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3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3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7" draw:text-style-name="P43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43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47" draw:text-style-name="P43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47" draw:text-style-name="P43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47" draw:text-style-name="P43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47" draw:text-style-name="P43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24" draw:text-style-name="P2" draw:layer="layout" svg:width="2.888cm" svg:height="1.402cm" svg:x="4.811cm" svg:y="6.594cm">
          <text:p text:style-name="P1"><text:span text:style-name="T93">(L</text:span><text:span text:style-name="T94">1</text:span><text:span text:style-name="T93">, S</text:span><text:span text:style-name="T94">2</text:span><text:span text:style-name="T93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" draw:layer="layout" svg:width="10.579cm" svg:height="6.006cm" svg:x="14.605cm" svg:y="4.715cm">
          <text:p text:style-name="P1"><text:span text:style-name="T25">A </text:span><text:span text:style-name="T89">trajectory</text:span><text:span text:style-name="T25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25">Example:</text:span></text:p>
          <text:p text:style-name="P35"><text:span text:style-name="T25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7" draw:layer="layout" svg:x1="2.618cm" svg:y1="15.733cm" svg:x2="13.201cm" svg:y2="15.734cm">
          <text:p/>
        </draw:line>
        <draw:line draw:name="Line 4" draw:style-name="gr48" draw:text-style-name="P17" draw:layer="layout" svg:x1="2.618cm" svg:y1="15.733cm" svg:x2="2.619cm" svg:y2="5.066cm">
          <text:p/>
        </draw:line>
        <draw:custom-shape draw:name="CustomShape 5" draw:style-name="gr9" draw:text-style-name="P2" draw:layer="layout" svg:width="1.152cm" svg:height="1.208cm" svg:x="3.069cm" svg:y="15.693cm">
          <text:p text:style-name="P44"><text:span text:style-name="T3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1.008cm" svg:height="1.208cm" svg:x="5.004cm" svg:y="15.693cm">
          <text:p text:style-name="P44"><text:span text:style-name="T3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168cm" svg:height="1.208cm" svg:x="6.949cm" svg:y="15.693cm">
          <text:p text:style-name="P44"><text:span text:style-name="T3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041cm" svg:height="1.208cm" svg:x="8.943cm" svg:y="15.693cm">
          <text:p text:style-name="P44"><text:span text:style-name="T3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58cm" svg:height="1.208cm" svg:x="10.956cm" svg:y="15.693cm">
          <text:p text:style-name="P44"><text:span text:style-name="T3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152cm" svg:height="1.208cm" svg:x="1.583cm" svg:y="14.14cm">
          <text:p text:style-name="P44"><text:span text:style-name="T3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008cm" svg:height="1.208cm" svg:x="1.661cm" svg:y="12.209cm">
          <text:p text:style-name="P44"><text:span text:style-name="T3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168cm" svg:height="1.208cm" svg:x="1.582cm" svg:y="10.207cm">
          <text:p text:style-name="P44"><text:span text:style-name="T3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041cm" svg:height="1.208cm" svg:x="1.614cm" svg:y="8.315cm">
          <text:p text:style-name="P44"><text:span text:style-name="T3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58cm" svg:height="1.208cm" svg:x="1.643cm" svg:y="6.318cm">
          <text:p text:style-name="P44"><text:span text:style-name="T3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3.078cm" svg:height="1.096cm" svg:x="13.158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.089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7" draw:text-style-name="P43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7" draw:text-style-name="P43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7" draw:text-style-name="P43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7" draw:text-style-name="P43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7" draw:text-style-name="P43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7" draw:text-style-name="P43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7" draw:text-style-name="P43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3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3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3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3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3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3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3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3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3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3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3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3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3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3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3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3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3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3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3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3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3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3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3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3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3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3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3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3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3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3" draw:style-name="gr50" draw:text-style-name="P17" xml:id="id35" draw:id="id35" draw:layer="layout" svg:width="2.031cm" svg:height="0.025cm" svg:x="2.547cm" svg:y="15.703cm" svg:viewBox="0 0 2032 26" draw:points="0,0 2032,26">
          <text:p/>
        </draw:polyline>
        <draw:polyline draw:name="Line 54" draw:style-name="gr50" draw:text-style-name="P17" xml:id="id36" draw:id="id36" draw:layer="layout" svg:width="2.054cm" svg:height="0cm" svg:x="4.62cm" svg:y="15.703cm" svg:viewBox="0 0 2055 1" draw:points="0,0 2055,1">
          <text:p/>
        </draw:polyline>
        <draw:polyline draw:name="Line 55" draw:style-name="gr50" draw:text-style-name="P17" xml:id="id37" draw:id="id37" draw:layer="layout" svg:width="1.82cm" svg:height="0cm" svg:x="6.825cm" svg:y="15.703cm" svg:viewBox="0 0 1821 1" draw:points="0,0 1821,1">
          <text:p/>
        </draw:polyline>
        <draw:polyline draw:name="Line 56" draw:style-name="gr50" draw:text-style-name="P17" xml:id="id38" draw:id="id38" draw:layer="layout" svg:width="0cm" svg:height="1.758cm" svg:x="8.602cm" svg:y="13.829cm" svg:viewBox="0 0 1 1759" draw:points="0,1759 1,0">
          <text:p/>
        </draw:polyline>
        <draw:polyline draw:name="Line 57" draw:style-name="gr50" draw:text-style-name="P17" xml:id="id39" draw:id="id39" draw:layer="layout" svg:width="0cm" svg:height="1.799cm" svg:x="8.575cm" svg:y="11.857cm" svg:viewBox="0 0 1 1800" draw:points="0,1800 1,0">
          <text:p/>
        </draw:polyline>
        <draw:polyline draw:name="Line 58" draw:style-name="gr50" draw:text-style-name="P17" xml:id="id40" draw:id="id40" draw:layer="layout" svg:width="1.82cm" svg:height="0cm" svg:x="8.743cm" svg:y="11.884cm" svg:viewBox="0 0 1821 1" draw:points="0,0 1821,1">
          <text:p/>
        </draw:polyline>
        <draw:polyline draw:name="Line 59" draw:style-name="gr50" draw:text-style-name="P17" xml:id="id41" draw:id="id41" draw:layer="layout" svg:width="1.82cm" svg:height="0cm" svg:x="10.661cm" svg:y="11.884cm" svg:viewBox="0 0 1821 1" draw:points="0,0 1821,1">
          <text:p/>
        </draw:polyline>
        <draw:polyline draw:name="Line 60" draw:style-name="gr50" draw:text-style-name="P17" xml:id="id42" draw:id="id42" draw:layer="layout" svg:width="0cm" svg:height="1.798cm" svg:x="12.553cm" svg:y="9.891cm" svg:viewBox="0 0 1 1799" draw:points="0,1799 1,0">
          <text:p/>
        </draw:polyline>
        <draw:polyline draw:name="Line 61" draw:style-name="gr50" draw:text-style-name="P17" xml:id="id43" draw:id="id43" draw:layer="layout" svg:width="0cm" svg:height="1.798cm" svg:x="12.553cm" svg:y="7.906cm" svg:viewBox="0 0 1 1799" draw:points="0,1799 1,0">
          <text:p/>
        </draw:polyline>
        <draw:polyline draw:name="Line 62" draw:style-name="gr50" draw:text-style-name="P17" xml:id="id44" draw:id="id44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1" draw:text-style-name="P2" draw:layer="layout" svg:width="21.551cm" svg:height="1.588cm" svg:x="1.058cm" svg:y="1.27cm">
          <text:p text:style-name="P6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334cm">
          <text:list text:style-name="L2">
            <text:list-item>
              <text:p text:style-name="P38"><text:span text:style-name="T27">Question:</text:span><text:span text:style-name="T18"> How can we guarantee a safe trajectory?</text:span></text:p>
            </text:list-item>
          </text:list>
          <text:p text:style-name="P46"><text:span text:style-name="T24"/></text:p>
          <text:list text:continue-numbering="true" text:style-name="L2">
            <text:list-item>
              <text:p text:style-name="P47"><text:span text:style-name="T18">Answer: We must </text:span><text:span text:style-name="T95">synchronize</text:span><text:span text:style-name="T27"> </text:span><text:span text:style-name="T18">the execution of the threads so that they can never have an unsafe trajectory.</text:span><text:span text:style-name="T18"><text:tab/></text:span></text:p>
            </text:list-item>
          </text:list>
          <text:list text:style-name="L3">
            <text:list-item>
              <text:list>
                <text:list-item>
                  <text:p text:style-name="P39"><text:span text:style-name="T4">i.e., need to guarantee </text:span><text:span text:style-name="T96">mutually exclusive access </text:span><text:span text:style-name="T4">for each critical section.</text:span></text:p>
                </text:list-item>
              </text:list>
            </text:list-item>
          </text:list>
          <text:p text:style-name="P48"><text:span text:style-name="T46"/></text:p>
          <text:list text:continue-numbering="true" text:style-name="L3">
            <text:list-item>
              <text:p text:style-name="P47"><text:span text:style-name="T18">Classic solution: </text:span></text:p>
              <text:list>
                <text:list-item>
                  <text:p text:style-name="P39"><text:span text:style-name="T4">Semaphores (Edsger Dijkstra)</text:span></text:p>
                </text:list-item>
              </text:list>
            </text:list-item>
          </text:list>
          <text:p text:style-name="P48"><text:span text:style-name="T46"/></text:p>
          <text:list text:continue-numbering="true" text:style-name="L3">
            <text:list-item>
              <text:p text:style-name="P47"><text:span text:style-name="T18">Other approaches</text:span></text:p>
              <text:list>
                <text:list-item>
                  <text:p text:style-name="P39"><text:span text:style-name="T4">Mutexes and condition variables from Pthreads</text:span></text:p>
                </text:list-item>
                <text:list-item>
                  <text:p text:style-name="P39"><text:span text:style-name="T4">Monitors (Java) (boring languages are outside our scope)</text:span></text:p>
                </text:list-item>
              </text:list>
            </text:list-item>
          </text:list>
          <text:p text:style-name="P48"><text:span text:style-name="T46"/></text:p>
          <text:p text:style-name="P4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51" draw:text-style-name="P49" xml:id="id50" draw:id="id50" draw:layer="layout" svg:width="5.66cm" svg:height="5.457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50" draw:layer="layout" svg:width="21.085cm" svg:height="2.113cm" svg:x="0.992cm" svg:y="1.21cm">
          <text:p text:style-name="P6"><text:span text:style-name="T1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51" draw:layer="layout" svg:width="8.101cm" svg:height="9.905cm" svg:x="16.66cm" svg:y="4.626cm">
          <text:p text:style-name="P1"><text:span text:style-name="T25">L, U, and S form a </text:span><text:span text:style-name="T89">critical section </text:span><text:span text:style-name="T25">with respect to the shared variable </text:span><text:span text:style-name="T41">cnt</text:span></text:p>
          <text:p text:style-name="P1"><text:span text:style-name="T2"/></text:p>
          <text:p text:style-name="P1"><text:span text:style-name="T25">Instructions in critical sections (wrt. some shared variable) should not be interleaved</text:span></text:p>
          <text:p text:style-name="P1"><text:span text:style-name="T2"/></text:p>
          <text:p text:style-name="P1"><text:span text:style-name="T25">Sets of states where such interleaving occurs form </text:span><text:span text:style-name="T89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8" draw:text-style-name="P17" draw:layer="layout" svg:x1="3.72cm" svg:y1="15.733cm" svg:x2="14.304cm" svg:y2="15.734cm">
          <text:p/>
        </draw:line>
        <draw:line draw:name="Line 5" draw:style-name="gr48" draw:text-style-name="P17" draw:layer="layout" svg:x1="3.72cm" svg:y1="15.733cm" svg:x2="3.721cm" svg:y2="5.066cm">
          <text:p/>
        </draw:line>
        <draw:custom-shape draw:name="CustomShape 6" draw:style-name="gr9" draw:text-style-name="P52" draw:layer="layout" svg:width="1.152cm" svg:height="1.208cm" svg:x="4.172cm" svg:y="15.693cm">
          <text:p text:style-name="P44"><text:span text:style-name="T3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52" draw:layer="layout" svg:width="1.008cm" svg:height="1.208cm" svg:x="6.106cm" svg:y="15.693cm">
          <text:p text:style-name="P44"><text:span text:style-name="T3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52" draw:layer="layout" svg:width="1.168cm" svg:height="1.208cm" svg:x="8.051cm" svg:y="15.693cm">
          <text:p text:style-name="P44"><text:span text:style-name="T3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52" draw:layer="layout" svg:width="1.041cm" svg:height="1.208cm" svg:x="10.045cm" svg:y="15.693cm">
          <text:p text:style-name="P44"><text:span text:style-name="T3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52" draw:layer="layout" svg:width="1.058cm" svg:height="1.208cm" svg:x="12.059cm" svg:y="15.693cm">
          <text:p text:style-name="P44"><text:span text:style-name="T3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52" draw:layer="layout" svg:width="1.152cm" svg:height="1.208cm" svg:x="2.686cm" svg:y="14.14cm">
          <text:p text:style-name="P44"><text:span text:style-name="T3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2" draw:layer="layout" svg:width="1.008cm" svg:height="1.208cm" svg:x="2.764cm" svg:y="12.209cm">
          <text:p text:style-name="P44"><text:span text:style-name="T3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52" draw:layer="layout" svg:width="1.168cm" svg:height="1.208cm" svg:x="2.685cm" svg:y="10.207cm">
          <text:p text:style-name="P44"><text:span text:style-name="T3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52" draw:layer="layout" svg:width="1.041cm" svg:height="1.208cm" svg:x="2.716cm" svg:y="8.315cm">
          <text:p text:style-name="P44"><text:span text:style-name="T3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52" draw:layer="layout" svg:width="1.058cm" svg:height="1.208cm" svg:x="2.745cm" svg:y="6.318cm">
          <text:p text:style-name="P44"><text:span text:style-name="T3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53" draw:layer="layout" svg:width="3.078cm" svg:height="1.096cm" svg:x="14.261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53" draw:layer="layout" svg:width="3.078cm" svg:height="1.096cm" svg:x="2.191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7" draw:text-style-name="P43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7" draw:text-style-name="P43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7" draw:text-style-name="P43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7" draw:text-style-name="P43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7" draw:text-style-name="P43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7" draw:text-style-name="P43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3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3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3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3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3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3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3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3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3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3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3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3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3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3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3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3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3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3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3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3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3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3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3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3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3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3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3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3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3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7" draw:text-style-name="P43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9" draw:text-style-name="P17" xml:id="id45" draw:id="id45" draw:layer="layout" svg:width="0.666cm" svg:height="5.746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5" draw:style-name="gr39" draw:text-style-name="P17" xml:id="id47" draw:id="id47" draw:layer="layout" svg:width="0.666cm" svg:height="5.746cm" draw:transform="rotate (1.5707963267949) translate (5.89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6" draw:style-name="gr53" draw:text-style-name="P53" xml:id="id48" draw:id="id48" draw:layer="layout" svg:width="6.643cm" svg:height="1.011cm" svg:x="5.475cm" svg:y="17.423cm">
          <text:p text:style-name="P12"><text:span text:style-name="T25">critical section wrt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4" draw:text-style-name="P53" xml:id="id46" draw:id="id46" draw:layer="layout" svg:width="2.611cm" svg:height="3.297cm" svg:x="0cm" svg:y="9.17cm">
          <text:p text:style-name="P12"><text:span text:style-name="T25">critical section wrt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4" draw:text-style-name="P51" xml:id="id49" draw:id="id49" draw:layer="layout" svg:width="4.183cm" svg:height="1.01cm" svg:x="6.587cm" svg:y="10.409cm">
          <text:p text:style-name="P1"><text:span text:style-name="T97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" presentation:presentation-page-layout-name="AL3T11">
        <draw:custom-shape draw:name="Rectangle 129" draw:style-name="gr55" draw:text-style-name="P55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" draw:text-style-name="P57" draw:layer="layout" svg:width="21.088cm" svg:height="2.116cm" svg:x="0.992cm" svg:y="1.21cm" presentation:class="title" presentation:user-transformed="true">
          <draw:text-box>
            <text:p text:style-name="P56"><text:span text:style-name="T98">C</text:span><text:span text:style-name="T98">r</text:span><text:span text:style-name="T98">i</text:span><text:span text:style-name="T98">t</text:span><text:span text:style-name="T98">i</text:span><text:span text:style-name="T98">c</text:span><text:span text:style-name="T98">a</text:span><text:span text:style-name="T98">l</text:span><text:span text:style-name="T98"> </text:span><text:span text:style-name="T98">S</text:span><text:span text:style-name="T98">e</text:span><text:span text:style-name="T98">c</text:span><text:span text:style-name="T98">t</text:span><text:span text:style-name="T98">i</text:span><text:span text:style-name="T98">o</text:span><text:span text:style-name="T98">n</text:span><text:span text:style-name="T98">s</text:span><text:span text:style-name="T98"> </text:span><text:span text:style-name="T98">a</text:span><text:span text:style-name="T98">n</text:span><text:span text:style-name="T98">d</text:span><text:span text:style-name="T98"> </text:span><text:span text:style-name="T98">U</text:span><text:span text:style-name="T98">n</text:span><text:span text:style-name="T98">s</text:span><text:span text:style-name="T98">a</text:span><text:span text:style-name="T98">f</text:span><text:span text:style-name="T98">e</text:span><text:span text:style-name="T98"> </text:span><text:span text:style-name="T98">R</text:span><text:span text:style-name="T98">e</text:span><text:span text:style-name="T98">g</text:span><text:span text:style-name="T98">i</text:span><text:span text:style-name="T98">o</text:span><text:span text:style-name="T98">n</text:span><text:span text:style-name="T98">s</text:span></text:p>
          </draw:text-box>
        </draw:frame>
        <draw:line draw:name="Line 4" draw:style-name="gr56" draw:text-style-name="P58" draw:layer="layout" svg:x1="3.72cm" svg:y1="15.733cm" svg:x2="14.304cm" svg:y2="15.734cm">
          <text:p/>
        </draw:line>
        <draw:line draw:name="Line 5" draw:style-name="gr56" draw:text-style-name="P58" draw:layer="layout" svg:x1="3.72cm" svg:y1="15.733cm" svg:x2="3.721cm" svg:y2="5.066cm">
          <text:p/>
        </draw:line>
        <draw:custom-shape draw:name="Text Box 6" draw:style-name="gr57" draw:text-style-name="P60" draw:layer="layout" svg:width="1.15cm" svg:height="1.211cm" svg:x="4.174cm" svg:y="15.693cm">
          <text:p text:style-name="P59"><text:span text:style-name="T99">H</text:span><text:span text:style-name="T10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8" draw:text-style-name="P60" draw:layer="layout" svg:width="1.006cm" svg:height="1.211cm" svg:x="6.108cm" svg:y="15.693cm">
          <text:p text:style-name="P59"><text:span text:style-name="T99">L</text:span><text:span text:style-name="T10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9" draw:text-style-name="P60" draw:layer="layout" svg:width="1.163cm" svg:height="1.211cm" svg:x="8.055cm" svg:y="15.693cm">
          <text:p text:style-name="P59"><text:span text:style-name="T99">U</text:span><text:span text:style-name="T10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60" draw:text-style-name="P60" draw:layer="layout" svg:width="1.036cm" svg:height="1.211cm" svg:x="10.049cm" svg:y="15.693cm">
          <text:p text:style-name="P59"><text:span text:style-name="T99">S</text:span><text:span text:style-name="T10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61" draw:text-style-name="P60" draw:layer="layout" svg:width="1.053cm" svg:height="1.211cm" svg:x="12.063cm" svg:y="15.693cm">
          <text:p text:style-name="P59"><text:span text:style-name="T99">T</text:span><text:span text:style-name="T10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2" draw:text-style-name="P60" draw:layer="layout" svg:width="1.15cm" svg:height="1.211cm" svg:x="2.688cm" svg:y="14.14cm">
          <text:p text:style-name="P59"><text:span text:style-name="T99">H</text:span><text:span text:style-name="T10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3" draw:text-style-name="P60" draw:layer="layout" svg:width="1.006cm" svg:height="1.211cm" svg:x="2.766cm" svg:y="12.209cm">
          <text:p text:style-name="P59"><text:span text:style-name="T99">L</text:span><text:span text:style-name="T10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4" draw:text-style-name="P60" draw:layer="layout" svg:width="1.163cm" svg:height="1.211cm" svg:x="2.689cm" svg:y="10.207cm">
          <text:p text:style-name="P59"><text:span text:style-name="T99">U</text:span><text:span text:style-name="T10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5" draw:text-style-name="P60" draw:layer="layout" svg:width="1.036cm" svg:height="1.211cm" svg:x="2.72cm" svg:y="8.315cm">
          <text:p text:style-name="P59"><text:span text:style-name="T99">S</text:span><text:span text:style-name="T10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6" draw:text-style-name="P60" draw:layer="layout" svg:width="1.053cm" svg:height="1.211cm" svg:x="2.749cm" svg:y="6.318cm">
          <text:p text:style-name="P59"><text:span text:style-name="T99">T</text:span><text:span text:style-name="T10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7" draw:text-style-name="P62" draw:layer="layout" svg:width="3.039cm" svg:height="1.099cm" svg:x="14.282cm" svg:y="15.271cm">
          <text:p text:style-name="P61"><text:span text:style-name="T99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8" draw:text-style-name="P62" draw:layer="layout" svg:width="3.039cm" svg:height="1.099cm" svg:x="2.212cm" svg:y="3.881cm">
          <text:p text:style-name="P61"><text:span text:style-name="T99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3">
          <draw:custom-shape draw:name="Oval 74" draw:style-name="gr69" draw:text-style-name="P63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69" draw:text-style-name="P63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69" draw:text-style-name="P63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69" draw:text-style-name="P63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69" draw:text-style-name="P63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9" draw:style-name="gr69" draw:text-style-name="P63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0">
          <draw:custom-shape draw:name="Oval 81" draw:style-name="gr69" draw:text-style-name="P63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2" draw:style-name="gr69" draw:text-style-name="P63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69" draw:text-style-name="P63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4" draw:style-name="gr69" draw:text-style-name="P63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5" draw:style-name="gr69" draw:text-style-name="P63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6" draw:style-name="gr69" draw:text-style-name="P63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7">
          <draw:custom-shape draw:name="Oval 88" draw:style-name="gr69" draw:text-style-name="P63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9" draw:style-name="gr69" draw:text-style-name="P63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69" draw:text-style-name="P63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69" draw:text-style-name="P63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69" draw:text-style-name="P63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69" draw:text-style-name="P63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4">
          <draw:custom-shape draw:name="Oval 95" draw:style-name="gr69" draw:text-style-name="P63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69" draw:text-style-name="P63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69" draw:text-style-name="P63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69" draw:text-style-name="P63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69" draw:text-style-name="P63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69" draw:text-style-name="P63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1">
          <draw:custom-shape draw:name="Oval 102" draw:style-name="gr69" draw:text-style-name="P63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69" draw:text-style-name="P63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69" draw:text-style-name="P63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69" draw:text-style-name="P63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6" draw:style-name="gr69" draw:text-style-name="P63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69" draw:text-style-name="P63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>
          <draw:custom-shape draw:name="Oval 109" draw:style-name="gr69" draw:text-style-name="P63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0" draw:style-name="gr69" draw:text-style-name="P63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69" draw:text-style-name="P63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69" draw:text-style-name="P63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69" draw:text-style-name="P63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69" draw:text-style-name="P63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56" draw:style-name="gr70" draw:text-style-name="P58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57" draw:style-name="gr70" draw:text-style-name="P58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8" draw:style-name="gr71" draw:text-style-name="P62" draw:layer="layout" svg:width="6.519cm" svg:height="1.014cm" svg:x="5.569cm" svg:y="17.423cm">
          <text:p text:style-name="P61"><text:span text:style-name="T101">critical section wrt </text:span><text:span text:style-name="T102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72" draw:text-style-name="P62" draw:layer="layout" svg:width="2.614cm" svg:height="3.3cm" svg:x="0cm" svg:y="9.17cm">
          <text:p text:style-name="P61"><text:span text:style-name="T101">critical section wrt </text:span><text:span text:style-name="T102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73" draw:text-style-name="P65" draw:layer="layout" svg:width="4.076cm" svg:height="1.013cm" svg:x="6.642cm" svg:y="10.409cm">
          <text:p text:style-name="P64"><text:span text:style-name="T103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4" draw:text-style-name="P65" draw:layer="layout" svg:width="9.736cm" svg:height="4.574cm" svg:x="14.817cm" svg:y="6.078cm">
          <text:p xml:id="id51" text:id="id51" text:style-name="P64"><text:span text:style-name="T104">Def:</text:span><text:span text:style-name="T105"> </text:span><text:span text:style-name="T101">A trajectory is </text:span><text:span text:style-name="T104">safe <text:s/></text:span><text:span text:style-name="T101">iff it does not enter any unsafe region</text:span></text:p>
          <text:p text:style-name="P64"><text:span text:style-name="T101"/></text:p>
          <text:p xml:id="id74" text:id="id74" text:style-name="P64"><text:span text:style-name="T104">Claim:</text:span><text:span text:style-name="T105"> </text:span><text:span text:style-name="T101">A trajectory is <text:s/>correct (wrt </text:span><text:span text:style-name="T102">cnt</text:span><text:span text:style-name="T101">) <text:s/>iff it is safe</text:span></text:p>
          <text:p text:style-name="P64"><text:span text:style-name="T10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4" draw:style-name="gr75" draw:text-style-name="P58" xml:id="id63" draw:id="id63" draw:layer="layout" svg:width="2.031cm" svg:height="0.025cm" svg:x="3.642cm" svg:y="15.703cm" svg:viewBox="0 0 2032 26" draw:points="0,0 2032,26">
          <text:p/>
        </draw:polyline>
        <draw:polyline draw:name="Line 55" draw:style-name="gr75" draw:text-style-name="P58" xml:id="id64" draw:id="id64" draw:layer="layout" svg:width="2.054cm" svg:height="0cm" svg:x="5.714cm" svg:y="15.703cm" svg:viewBox="0 0 2055 1" draw:points="0,0 2055,1">
          <text:p/>
        </draw:polyline>
        <draw:polyline draw:name="Line 56" draw:style-name="gr75" draw:text-style-name="P58" xml:id="id65" draw:id="id65" draw:layer="layout" svg:width="1.82cm" svg:height="0cm" svg:x="7.919cm" svg:y="15.703cm" svg:viewBox="0 0 1821 1" draw:points="0,0 1821,1">
          <text:p/>
        </draw:polyline>
        <draw:polyline draw:name="Line 57" draw:style-name="gr75" draw:text-style-name="P58" xml:id="id66" draw:id="id66" draw:layer="layout" svg:width="0cm" svg:height="1.758cm" svg:x="9.696cm" svg:y="13.829cm" svg:viewBox="0 0 1 1759" draw:points="0,1759 1,0">
          <text:p/>
        </draw:polyline>
        <draw:polyline draw:name="Line 58" draw:style-name="gr75" draw:text-style-name="P58" xml:id="id67" draw:id="id67" draw:layer="layout" svg:width="0cm" svg:height="1.799cm" svg:x="9.67cm" svg:y="11.857cm" svg:viewBox="0 0 1 1800" draw:points="0,1800 1,0">
          <text:p/>
        </draw:polyline>
        <draw:polyline draw:name="Line 59" draw:style-name="gr75" draw:text-style-name="P58" xml:id="id68" draw:id="id68" draw:layer="layout" svg:width="1.821cm" svg:height="0cm" svg:x="9.837cm" svg:y="11.884cm" svg:viewBox="0 0 1822 1" draw:points="0,0 1822,1">
          <text:p/>
        </draw:polyline>
        <draw:polyline draw:name="Line 60" draw:style-name="gr75" draw:text-style-name="P58" xml:id="id69" draw:id="id69" draw:layer="layout" svg:width="1.82cm" svg:height="0cm" svg:x="11.756cm" svg:y="11.884cm" svg:viewBox="0 0 1821 1" draw:points="0,0 1821,1">
          <text:p/>
        </draw:polyline>
        <draw:polyline draw:name="Line 61" draw:style-name="gr75" draw:text-style-name="P58" xml:id="id70" draw:id="id70" draw:layer="layout" svg:width="0cm" svg:height="1.798cm" svg:x="13.647cm" svg:y="9.891cm" svg:viewBox="0 0 1 1799" draw:points="0,1799 1,0">
          <text:p/>
        </draw:polyline>
        <draw:polyline draw:name="Line 62" draw:style-name="gr75" draw:text-style-name="P58" xml:id="id71" draw:id="id71" draw:layer="layout" svg:width="0cm" svg:height="1.798cm" svg:x="13.647cm" svg:y="7.906cm" svg:viewBox="0 0 1 1799" draw:points="0,1799 1,0">
          <text:p/>
        </draw:polyline>
        <draw:polyline draw:name="Line 63" draw:style-name="gr75" draw:text-style-name="P58" xml:id="id72" draw:id="id72" draw:layer="layout" svg:width="0cm" svg:height="1.798cm" svg:x="13.647cm" svg:y="5.962cm" svg:viewBox="0 0 1 1799" draw:points="0,1799 1,0">
          <text:p/>
        </draw:polyline>
        <draw:custom-shape draw:name="TextBox 120" draw:style-name="gr76" draw:text-style-name="P65" xml:id="id73" draw:id="id73" draw:layer="layout" svg:width="2.218cm" svg:height="1.013cm" svg:x="12.567cm" svg:y="12.065cm">
          <text:p text:style-name="P64"><text:span text:style-name="T106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1" draw:style-name="gr77" draw:text-style-name="P58" xml:id="id52" draw:id="id52" draw:layer="layout" svg:width="0cm" svg:height="1.798cm" svg:x="3.699cm" svg:y="13.855cm" svg:viewBox="0 0 1 1799" draw:points="0,1799 1,0">
          <text:p/>
        </draw:polyline>
        <draw:polyline draw:name="Line 62" draw:style-name="gr77" draw:text-style-name="P58" xml:id="id53" draw:id="id53" draw:layer="layout" svg:width="0cm" svg:height="1.799cm" svg:x="3.699cm" svg:y="11.87cm" svg:viewBox="0 0 1 1800" draw:points="0,1800 1,0">
          <text:p/>
        </draw:polyline>
        <draw:polyline draw:name="Line 63" draw:style-name="gr77" draw:text-style-name="P58" xml:id="id54" draw:id="id54" draw:layer="layout" svg:width="0cm" svg:height="1.798cm" svg:x="3.699cm" svg:y="9.926cm" svg:viewBox="0 0 1 1799" draw:points="0,1799 1,0">
          <text:p/>
        </draw:polyline>
        <draw:polyline draw:name="Line 60" draw:style-name="gr77" draw:text-style-name="P58" xml:id="id55" draw:id="id55" draw:layer="layout" svg:width="1.82cm" svg:height="0cm" svg:x="3.81cm" svg:y="9.935cm" svg:viewBox="0 0 1821 1" draw:points="0,0 1821,1">
          <text:p/>
        </draw:polyline>
        <draw:polyline draw:name="Line 61" draw:style-name="gr77" draw:text-style-name="P58" xml:id="id56" draw:id="id56" draw:layer="layout" svg:width="0cm" svg:height="1.798cm" svg:x="5.701cm" svg:y="7.942cm" svg:viewBox="0 0 1 1799" draw:points="0,1799 1,0">
          <text:p/>
        </draw:polyline>
        <draw:polyline draw:name="Line 60" draw:style-name="gr77" draw:text-style-name="P58" xml:id="id57" draw:id="id57" draw:layer="layout" svg:width="1.82cm" svg:height="0cm" svg:x="5.807cm" svg:y="8.043cm" svg:viewBox="0 0 1821 1" draw:points="0,0 1821,1">
          <text:p/>
        </draw:polyline>
        <draw:polyline draw:name="Line 61" draw:style-name="gr77" draw:text-style-name="P58" xml:id="id58" draw:id="id58" draw:layer="layout" svg:width="0cm" svg:height="1.799cm" svg:x="7.699cm" svg:y="6.049cm" svg:viewBox="0 0 1 1800" draw:points="0,1800 1,0">
          <text:p/>
        </draw:polyline>
        <draw:polyline draw:name="Line 54" draw:style-name="gr77" draw:text-style-name="P58" xml:id="id59" draw:id="id59" draw:layer="layout" svg:width="2.031cm" svg:height="0.026cm" svg:x="7.659cm" svg:y="6.067cm" svg:viewBox="0 0 2032 27" draw:points="0,0 2032,27">
          <text:p/>
        </draw:polyline>
        <draw:polyline draw:name="Line 55" draw:style-name="gr77" draw:text-style-name="P58" xml:id="id60" draw:id="id60" draw:layer="layout" svg:width="2.054cm" svg:height="0cm" svg:x="9.732cm" svg:y="6.067cm" svg:viewBox="0 0 2055 1" draw:points="0,0 2055,1">
          <text:p/>
        </draw:polyline>
        <draw:polyline draw:name="Line 56" draw:style-name="gr77" draw:text-style-name="P58" xml:id="id61" draw:id="id61" draw:layer="layout" svg:width="1.82cm" svg:height="0cm" svg:x="11.937cm" svg:y="6.067cm" svg:viewBox="0 0 1821 1" draw:points="0,0 1821,1">
          <text:p/>
        </draw:polyline>
        <draw:custom-shape draw:name="TextBox 137" draw:style-name="gr78" draw:text-style-name="P65" xml:id="id62" draw:id="id62" draw:layer="layout" svg:width="1.549cm" svg:height="1.013cm" svg:x="8.799cm" svg:y="4.901cm">
          <text:p text:style-name="P64"><text:span text:style-name="T107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4" draw:layer="layout" svg:width="19.798cm" svg:height="11.136cm" svg:x="0.6cm" svg:y="2.257cm" draw:page-number="29" presentation:class="page"/>
          <draw:frame draw:name="Rectangle 3" presentation:style-name="pr4" draw:text-style-name="P4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1" draw:text-style-name="P2" draw:layer="layout" svg:width="21.551cm" svg:height="1.588cm" svg:x="1.058cm" svg:y="1.27cm">
          <text:p text:style-name="P6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4.011cm" svg:height="15.077cm" svg:x="1.102cm" svg:y="3.334cm">
          <text:list text:style-name="L2">
            <text:list-item>
              <text:p text:style-name="P47"><text:span text:style-name="T49">Semaphore:</text:span><text:span text:style-name="T27"> </text:span><text:span text:style-name="T18"><text:s/>non-negative global integer synchronization variable. Manipulated by </text:span><text:span text:style-name="T27">P (passering)</text:span><text:span text:style-name="T18"> and </text:span><text:span text:style-name="T27">V (vrijgave)</text:span><text:span text:style-name="T18"> operations. </text:span></text:p>
            </text:list-item>
            <text:list-item>
              <text:p text:style-name="P47"><text:span text:style-name="T18">P(s):</text:span></text:p>
            </text:list-item>
          </text:list>
          <text:list text:style-name="L3">
            <text:list-item>
              <text:list>
                <text:list-item>
                  <text:p text:style-name="P66"><text:span text:style-name="T4">If </text:span><text:span text:style-name="T26">s</text:span><text:span text:style-name="T4"> is nonzero, then decrement </text:span><text:span text:style-name="T26">s</text:span><text:span text:style-name="T4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6"><text:span text:style-name="T4">Test and decrement operations occur atomically (indivisibly)</text:span></text:p>
                    </text:list-item>
                  </text:list>
                </text:list-item>
                <text:list-item>
                  <text:p text:style-name="P66"><text:span text:style-name="T4">If </text:span><text:span text:style-name="T26">s</text:span><text:span text:style-name="T4"> is zero, then suspend thread until </text:span><text:span text:style-name="T26">s</text:span><text:span text:style-name="T4"> becomes nonzero and the thread is restarted by a V operation. </text:span></text:p>
                </text:list-item>
                <text:list-item>
                  <text:p text:style-name="P66"><text:span text:style-name="T4">After restarting, the P operation decrements </text:span><text:span text:style-name="T26">s</text:span><text:span text:style-name="T4"> and returns control to the caller. </text:span></text:p>
                </text:list-item>
              </text:list>
            </text:list-item>
            <text:list-item>
              <text:p text:style-name="P67"><text:span text:style-name="T27">V(s): </text:span></text:p>
              <text:list>
                <text:list-item>
                  <text:p text:style-name="P66"><text:span text:style-name="T4">Increment </text:span><text:span text:style-name="T26">s</text:span><text:span text:style-name="T4"> by 1. </text:span></text:p>
                  <text:list>
                    <text:list-item>
                      <text:p text:style-name="P66"><text:span text:style-name="T4">Increment operation occurs atomically</text:span></text:p>
                    </text:list-item>
                  </text:list>
                </text:list-item>
                <text:list-item>
                  <text:p text:style-name="P66"><text:span text:style-name="T4">If there are any threads blocked in a P operation waiting for </text:span><text:span text:style-name="T26">s</text:span><text:span text:style-name="T4"> to become non-zero, then restart exactly one of those threads, which then completes its P operation by decrementing </text:span><text:span text:style-name="T26">s</text:span><text:span text:style-name="T4">. </text:span></text:p>
                </text:list-item>
              </text:list>
            </text:list-item>
          </text:list>
          <text:p text:style-name="P68"><text:span text:style-name="T46"/></text:p>
          <text:list text:continue-numbering="true" text:style-name="L4">
            <text:list-item>
              <text:p text:style-name="P38"><text:span text:style-name="T93">Semaphore invariant: </text:span><text:span text:style-name="T49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.502cm" svg:x="0.635cm" svg:y="3.935cm">
          <text:p text:style-name="P30"><text:span text:style-name="T18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16" draw:layer="layout" svg:width="22.979cm" svg:height="4.82cm" svg:x="1.07cm" svg:y="5.441cm">
          <text:p text:style-name="P1"><text:span text:style-name="T41">#include &lt;semaphore.h&gt;</text:span></text:p>
          <text:p text:style-name="P1"><text:span text:style-name="T2"/></text:p>
          <text:p text:style-name="P1"><text:span text:style-name="T41">int sem_init(sem_t *s, 0, unsigned int val);} /* s = val */</text:span></text:p>
          <text:p text:style-name="P1"><text:span text:style-name="T2"/></text:p>
          <text:p text:style-name="P1"><text:span text:style-name="T41">int sem_wait(sem_t *s); <text:s/>/* P(s) */</text:span></text:p>
          <text:p text:style-name="P1"><text:span text:style-name="T41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1.93cm" svg:height="1.689cm" svg:x="0.635cm" svg:y="11.642cm">
          <text:p text:style-name="P30"><text:span text:style-name="T18">CS:APP wrapper functions:</text:span></text:p>
          <text:p text:style-name="P30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9" draw:text-style-name="P16" draw:layer="layout" svg:width="20.693cm" svg:height="3.296cm" svg:x="0.932cm" svg:y="13.123cm">
          <text:p text:style-name="P1"><text:span text:style-name="T41">#include "csapp.h”</text:span></text:p>
          <text:p text:style-name="P1"><text:span text:style-name="T2"/></text:p>
          <text:p text:style-name="P1"><text:span text:style-name="T41">void P(sem_t *s); /* Wrapper function for sem_wait */</text:span></text:p>
          <text:p text:style-name="P1"><text:span text:style-name="T41">void V(sem_t *s); /* Wrapper function for sem_post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CustomShape 1" draw:style-name="gr1" draw:text-style-name="P2" draw:layer="layout" svg:width="24.373cm" svg:height="3.039cm" svg:x="1.017cm" svg:y="0.423cm">
          <text:p text:style-name="P6"><text:span text:style-name="T63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3.331cm" svg:height="14.831cm" svg:x="0.128cm" svg:y="3.495cm">
          <text:p text:style-name="P23"><text:span text:style-name="T64">/* Global shared variable */</text:span></text:p>
          <text:p text:style-name="P23"><text:span text:style-name="T65">volatile</text:span><text:span text:style-name="T66"> </text:span><text:span text:style-name="T67">long</text:span><text:span text:style-name="T66"> </text:span><text:span text:style-name="T68">cnt</text:span><text:span text:style-name="T66"> = 0; </text:span><text:span text:style-name="T64">/* Counter */</text:span></text:p>
          <text:p text:style-name="P23"><text:span text:style-name="T69"/></text:p>
          <text:p text:style-name="P23"><text:span text:style-name="T67">int</text:span><text:span text:style-name="T66"> </text:span><text:span text:style-name="T70">main</text:span><text:span text:style-name="T66">(</text:span><text:span text:style-name="T67">int</text:span><text:span text:style-name="T66"> </text:span><text:span text:style-name="T68">argc</text:span><text:span text:style-name="T66">, </text:span><text:span text:style-name="T67">char</text:span><text:span text:style-name="T66"> **</text:span><text:span text:style-name="T68">argv</text:span><text:span text:style-name="T66">)</text:span></text:p>
          <text:p text:style-name="P23"><text:span text:style-name="T66">{</text:span></text:p>
          <text:p text:style-name="P23"><text:span text:style-name="T66"><text:s text:c="4"/></text:span><text:span text:style-name="T67">long</text:span><text:span text:style-name="T66"> </text:span><text:span text:style-name="T68">niters</text:span><text:span text:style-name="T66">;</text:span></text:p>
          <text:p text:style-name="P23"><text:span text:style-name="T66"><text:s text:c="4"/></text:span><text:span text:style-name="T67">pthread_t</text:span><text:span text:style-name="T66"> </text:span><text:span text:style-name="T68">tid1</text:span><text:span text:style-name="T66">, </text:span><text:span text:style-name="T68">tid2</text:span><text:span text:style-name="T66">;</text:span></text:p>
          <text:p text:style-name="P23"><text:span text:style-name="T69"/></text:p>
          <text:p text:style-name="P23"><text:span text:style-name="T66"><text:s text:c="4"/></text:span><text:span text:style-name="T66">niters = atoi(argv[1]);</text:span></text:p>
          <text:p text:style-name="P23"><text:span text:style-name="T66"><text:s text:c="4"/></text:span><text:span text:style-name="T66">Pthread_create(&amp;tid1, </text:span><text:span text:style-name="T71">NULL</text:span><text:span text:style-name="T66">,</text:span></text:p>
          <text:p text:style-name="P23"><text:span text:style-name="T66"><text:s text:c="8"/></text:span><text:span text:style-name="T66">thread, &amp;niters);</text:span></text:p>
          <text:p text:style-name="P23"><text:span text:style-name="T66"><text:s text:c="4"/></text:span><text:span text:style-name="T66">Pthread_create(&amp;tid2, </text:span><text:span text:style-name="T71">NULL</text:span><text:span text:style-name="T66">,</text:span></text:p>
          <text:p text:style-name="P23"><text:span text:style-name="T66"><text:s text:c="8"/></text:span><text:span text:style-name="T66">thread, &amp;niters);</text:span></text:p>
          <text:p text:style-name="P23"><text:span text:style-name="T66"><text:s text:c="4"/></text:span><text:span text:style-name="T66">Pthread_join(tid1, </text:span><text:span text:style-name="T71">NULL</text:span><text:span text:style-name="T66">);</text:span></text:p>
          <text:p text:style-name="P23"><text:span text:style-name="T66"><text:s text:c="4"/></text:span><text:span text:style-name="T66">Pthread_join(tid2, </text:span><text:span text:style-name="T71">NULL</text:span><text:span text:style-name="T66">);</text:span></text:p>
          <text:p text:style-name="P23"><text:span text:style-name="T69"/></text:p>
          <text:p text:style-name="P23"><text:span text:style-name="T66"><text:s text:c="4"/></text:span><text:span text:style-name="T64">/* Check result */</text:span></text:p>
          <text:p text:style-name="P23"><text:span text:style-name="T66"><text:s text:c="4"/></text:span><text:span text:style-name="T65">if</text:span><text:span text:style-name="T66"> (cnt != (2 * niters))</text:span></text:p>
          <text:p text:style-name="P23"><text:span text:style-name="T66"><text:s text:c="8"/></text:span><text:span text:style-name="T66">printf(</text:span><text:span text:style-name="T72">"BOOM! cnt=%ld\n"</text:span><text:span text:style-name="T66">, cnt);</text:span></text:p>
          <text:p text:style-name="P23"><text:span text:style-name="T66"><text:s text:c="4"/></text:span><text:span text:style-name="T65">else</text:span></text:p>
          <text:p text:style-name="P23"><text:span text:style-name="T66"><text:s text:c="8"/></text:span><text:span text:style-name="T66">printf(</text:span><text:span text:style-name="T72">"OK cnt=%ld\n"</text:span><text:span text:style-name="T66">, cnt);</text:span></text:p>
          <text:p text:style-name="P23"><text:span text:style-name="T66"><text:s text:c="4"/></text:span><text:span text:style-name="T66">exit(0);</text:span></text:p>
          <text:p text:style-name="P23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25" draw:layer="layout" svg:width="11.43cm" svg:height="7.685cm" svg:x="13.716cm" svg:y="3.491cm">
          <text:p text:style-name="P23"><text:span text:style-name="T73">/* Thread routine */</text:span><text:span text:style-name="T30"> <text:s text:c="92"/></text:span></text:p>
          <text:p text:style-name="P23"><text:span text:style-name="T74">void</text:span><text:span text:style-name="T30"> *</text:span><text:span text:style-name="T75">thread</text:span><text:span text:style-name="T30">(</text:span><text:span text:style-name="T74">void</text:span><text:span text:style-name="T30"> *</text:span><text:span text:style-name="T76">vargp</text:span><text:span text:style-name="T30">) <text:s text:c="87"/></text:span></text:p>
          <text:p text:style-name="P23"><text:span text:style-name="T30">{ <text:s text:c="111"/></text:span></text:p>
          <text:p text:style-name="P23"><text:span text:style-name="T30"><text:s text:c="4"/></text:span><text:span text:style-name="T74">long</text:span><text:span text:style-name="T30"> </text:span><text:span text:style-name="T76">i</text:span><text:span text:style-name="T30">, </text:span><text:span text:style-name="T76">niters</text:span><text:span text:style-name="T30"> = </text:span></text:p>
          <text:p text:style-name="P23"><text:span text:style-name="T30"><text:s text:c="15"/></text:span><text:span text:style-name="T30">*((</text:span><text:span text:style-name="T74">long</text:span><text:span text:style-name="T30"> *)vargp); <text:s text:c="74"/></text:span></text:p>
          <text:p text:style-name="P23"><text:span text:style-name="T30"><text:s text:c="113"/></text:span></text:p>
          <text:p text:style-name="P23"><text:span text:style-name="T30"><text:s text:c="4"/></text:span><text:span text:style-name="T77">for</text:span><text:span text:style-name="T30"> (i = 0; i &lt; niters; i++)</text:span></text:p>
          <text:p text:style-name="P23"><text:span text:style-name="T30"><text:s text:c="8"/></text:span><text:span text:style-name="T30">cnt++; <text:s text:c="18"/></text:span></text:p>
          <text:p text:style-name="P23"><text:span text:style-name="T30"><text:s text:c="113"/></text:span></text:p>
          <text:p text:style-name="P23"><text:span text:style-name="T30"><text:s text:c="4"/></text:span><text:span text:style-name="T77">return</text:span><text:span text:style-name="T30"> </text:span><text:span text:style-name="T78">NULL</text:span><text:span text:style-name="T30">; <text:s text:c="96"/></text:span></text:p>
          <text:p text:style-name="P23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7" draw:layer="layout" svg:width="7.612cm" svg:height="3.629cm" svg:x="15.28cm" svg:y="11.666cm">
          <text:p text:style-name="P1"><text:span text:style-name="T79">$ ./badcnt 10000</text:span></text:p>
          <text:p text:style-name="P1"><text:span text:style-name="T79">OK cnt=20000</text:span></text:p>
          <text:p text:style-name="P1"><text:span text:style-name="T79">$ ./badcnt 10000</text:span></text:p>
          <text:p text:style-name="P1"><text:span text:style-name="T79">BOOM! cnt=13051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" draw:layer="layout" svg:width="9.733cm" svg:height="3.043cm" svg:x="14.182cm" svg:y="15.82cm">
          <text:p text:style-name="P12"><text:span text:style-name="T47">cnt</text:span><text:span text:style-name="T18"> should equal 20,000.</text:span></text:p>
          <text:p text:style-name="P12"><text:span text:style-name="T24"/></text:p>
          <text:p text:style-name="P12"><text:span text:style-name="T80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1" draw:text-style-name="P2" draw:layer="layout" svg:width="22.041cm" svg:height="2.113cm" svg:x="0.992cm" svg:y="1.21cm">
          <text:p text:style-name="P6"><text:span text:style-name="T1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Basic idea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Associate a unique semaphore </text:span><text:span text:style-name="T26">mutex</text:span><text:span text:style-name="T4">, initially 1, with each shared variable (or related set of shared variables).</text:span></text:p>
                </text:list-item>
                <text:list-item>
                  <text:p text:style-name="P10"><text:span text:style-name="T4">Surround corresponding critical sections with </text:span><text:span text:style-name="T26">P(mutex)</text:span><text:span text:style-name="T4"> and </text:span></text:p>
                </text:list-item>
              </text:list>
            </text:list-item>
          </text:list>
          <text:p text:style-name="P28"><text:span text:style-name="T26"><text:tab/></text:span><text:span text:style-name="T26">V(mutex)</text:span><text:span text:style-name="T4"> operations.</text:span></text:p>
          <text:p text:style-name="P11"><text:span text:style-name="T46"/></text:p>
          <text:list text:continue-numbering="true" text:style-name="L3">
            <text:list-item>
              <text:p text:style-name="P11"><text:span text:style-name="T18">Terminology:</text:span></text:p>
              <text:list>
                <text:list-item>
                  <text:p text:style-name="P10"><text:span text:style-name="T108">Binary semaphore</text:span><text:span text:style-name="T4">: semaphore whose value is always 0 or 1</text:span></text:p>
                </text:list-item>
                <text:list-item>
                  <text:p text:style-name="P10"><text:span text:style-name="T108">Mutex:</text:span><text:span text:style-name="T109"> </text:span><text:span text:style-name="T4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 operation: </text:span><text:span text:style-name="T109">“locking” </text:span><text:span text:style-name="T4">the mutex</text:span></text:p>
                    </text:list-item>
                    <text:list-item>
                      <text:p text:style-name="P10"><text:span text:style-name="T4">V operation: </text:span><text:span text:style-name="T109">“unlocking” </text:span><text:span text:style-name="T4">or </text:span><text:span text:style-name="T109">“releasing” </text:span><text:span text:style-name="T4">the mutex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108">“</text:span><text:span text:style-name="T108">Holding” </text:span><text:span text:style-name="T4">a mutex: locked and not yet unlocked. </text:span></text:p>
                    </text:list-item>
                  </text:list>
                </text:list-item>
                <text:list-item>
                  <text:p text:style-name="P10"><text:span text:style-name="T108">Counting semaphore</text:span><text:span text:style-name="T4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1" draw:text-style-name="P2" draw:layer="layout" svg:width="21.085cm" svg:height="2.113cm" svg:x="0.992cm" svg:y="1.058cm">
          <text:p text:style-name="P6"><text:span text:style-name="T63">goodcnt.c:</text:span><text:span text:style-name="T1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.275cm" svg:x="0.635cm" svg:y="3.378cm">
          <text:list text:style-name="L2">
            <text:list-item>
              <text:p text:style-name="P11"><text:span text:style-name="T18">Define and initialize a mutex for the shared variable </text:span><text:span text:style-name="T47">cnt:</text:span></text:p>
            </text:list-item>
          </text:list>
          <text:p text:style-name="P28"><text:span text:style-name="T24"/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1" draw:text-style-name="P24" draw:layer="layout" svg:width="23.568cm" svg:height="3.472cm" svg:x="0.982cm" svg:y="4.991cm">
          <text:p text:style-name="P23"><text:span text:style-name="T110"><text:s text:c="2"/></text:span><text:span text:style-name="T111">volatile</text:span><text:span text:style-name="T110"> </text:span><text:span text:style-name="T112">long</text:span><text:span text:style-name="T110"> </text:span><text:span text:style-name="T113">cnt</text:span><text:span text:style-name="T110"> = 0; <text:s/></text:span><text:span text:style-name="T114">/* Counter */</text:span></text:p>
          <text:p text:style-name="P23"><text:span text:style-name="T110"><text:s text:c="2"/></text:span><text:span text:style-name="T112">sem_t</text:span><text:span text:style-name="T110"> </text:span><text:span text:style-name="T113">mutex</text:span><text:span text:style-name="T110">; <text:s text:c="11"/></text:span><text:span text:style-name="T114">/* Semaphore that protects cnt */</text:span></text:p>
          <text:p text:style-name="P23"><text:span text:style-name="T110"><text:s/></text:span></text:p>
          <text:p text:style-name="P23"><text:span text:style-name="T110"><text:s text:c="2"/></text:span><text:span text:style-name="T110">Sem_init(&amp;mutex, 0, 1); </text:span><text:span text:style-name="T114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072cm" svg:height="1.275cm" svg:x="0.992cm" svg:y="9.313cm">
          <text:list text:style-name="L2">
            <text:list-item>
              <text:p text:style-name="P11"><text:span text:style-name="T18">Surround critical section with </text:span><text:span text:style-name="T27">P</text:span><text:span text:style-name="T18"> and </text:span><text:span text:style-name="T27">V</text:span><text:span text:style-name="T18">:</text:span></text:p>
            </text:list-item>
          </text:list>
          <text:p text:style-name="P10"><text:span text:style-name="T24"/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1" draw:text-style-name="P24" draw:layer="layout" svg:width="13.258cm" svg:height="4.229cm" svg:x="1.343cm" svg:y="11.007cm">
          <text:p text:style-name="P23"><text:span text:style-name="T110"><text:s/></text:span><text:span text:style-name="T111">for</text:span><text:span text:style-name="T110"> (i = 0; i &lt; niters; i++) {</text:span></text:p>
          <text:p text:style-name="P23"><text:span text:style-name="T110"><text:s text:c="5"/></text:span><text:span text:style-name="T110">P(&amp;mutex);</text:span></text:p>
          <text:p text:style-name="P23"><text:span text:style-name="T110"><text:s text:c="5"/></text:span><text:span text:style-name="T110">cnt++;</text:span></text:p>
          <text:p text:style-name="P23"><text:span text:style-name="T110"><text:s text:c="5"/></text:span><text:span text:style-name="T110">V(&amp;mutex);</text:span></text:p>
          <text:p text:style-name="P23"><text:span text:style-name="T110"><text:s text:c="2"/></text:span><text:span text:style-name="T1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37" draw:layer="layout" svg:width="7.951cm" svg:height="3.629cm" svg:x="15.704cm" svg:y="11.239cm">
          <text:p text:style-name="P1"><text:span text:style-name="T79">$ ./goodcnt 10000</text:span></text:p>
          <text:p text:style-name="P1"><text:span text:style-name="T79">OK cnt=20000</text:span></text:p>
          <text:p text:style-name="P1"><text:span text:style-name="T79">$ ./goodcnt 10000</text:span></text:p>
          <text:p text:style-name="P1"><text:span text:style-name="T79">OK cnt=20000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2" draw:layer="layout" svg:width="14.952cm" svg:height="2.28cm" svg:x="9.948cm" svg:y="16.119cm">
          <text:p text:style-name="P12"><text:span text:style-name="T18">Warning: It’s orders of magnitude slower than </text:span><text:span text:style-name="T47">badcnt.c.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draw:layer="layout" svg:width="3.078cm" svg:height="1.01cm" svg:x="11.64cm" svg:y="14.214cm">
          <text:p text:style-name="P1"><text:span text:style-name="T40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CustomShape 1" draw:style-name="gr82" draw:text-style-name="P69" draw:layer="layout" svg:width="5.584cm" svg:height="5.384cm" svg:x="5.393cm" svg:y="7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9" draw:layer="layout" svg:width="4.822cm" svg:height="4.649cm" svg:x="5.781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" draw:layer="layout" svg:width="4.183cm" svg:height="1.01cm" svg:x="6.23cm" svg:y="10.055cm">
          <text:p text:style-name="P1"><text:span text:style-name="T115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5cm" svg:height="2.113cm" svg:x="0.992cm" svg:y="1.21cm">
          <text:p text:style-name="P6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2" draw:layer="layout" svg:width="8.621cm" svg:height="9.142cm" svg:x="16.14cm" svg:y="3.836cm">
          <text:p text:style-name="P1"><text:span text:style-name="T25">Provide mutually exclusive access to shared variable by surrounding critical section with <text:s/></text:span><text:span text:style-name="T58">P</text:span><text:span text:style-name="T25"> and </text:span><text:span text:style-name="T58">V</text:span><text:span text:style-name="T25"> operations on semaphore </text:span><text:span text:style-name="T41">s</text:span><text:span text:style-name="T25"> (initially set to 1)</text:span></text:p>
          <text:p text:style-name="P1"><text:span text:style-name="T2"/></text:p>
          <text:p text:style-name="P1"><text:span text:style-name="T25">Semaphore invariant </text:span></text:p>
          <text:p text:style-name="P1"><text:span text:style-name="T25">creates a </text:span><text:span text:style-name="T116">forbidden region</text:span></text:p>
          <text:p text:style-name="P1"><text:span text:style-name="T25">that encloses unsafe region and that cannot be entered by any trajectory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8" draw:text-style-name="P17" draw:layer="layout" svg:x1="2.271cm" svg:y1="16.355cm" svg:x2="15.023cm" svg:y2="16.356cm">
          <text:p/>
        </draw:line>
        <draw:line draw:name="Line 7" draw:style-name="gr48" draw:text-style-name="P17" draw:layer="layout" svg:x1="2.297cm" svg:y1="16.355cm" svg:x2="2.298cm" svg:y2="4.259cm">
          <text:p/>
        </draw:line>
        <draw:custom-shape draw:name="CustomShape 8" draw:style-name="gr9" draw:text-style-name="P2" draw:layer="layout" svg:width="1.088cm" svg:height="1.111cm" svg:x="2.679cm" svg:y="16.25cm">
          <text:p text:style-name="P70"><text:span text:style-name="T25">H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491cm" svg:height="1.011cm" svg:x="4.097cm" svg:y="16.299cm">
          <text:p text:style-name="P70"><text:span text:style-name="T90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29cm" svg:height="1.011cm" svg:x="10.904cm" svg:y="16.299cm">
          <text:p text:style-name="P70"><text:span text:style-name="T90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0.999cm" svg:height="1.111cm" svg:x="12.812cm" svg:y="16.25cm">
          <text:p text:style-name="P70"><text:span text:style-name="T25">T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2.811cm" svg:height="1.011cm" svg:x="15.254cm" svg:y="15.811cm">
          <text:p text:style-name="P1"><text:span text:style-name="T25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2.811cm" svg:height="1.011cm" svg:x="0.861cm" svg:y="3.001cm">
          <text:p text:style-name="P1"><text:span text:style-name="T25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4" draw:text-style-name="P71" draw:layer="layout" svg:width="0.089cm" svg:height="0.089cm" svg:x="3.94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4" draw:text-style-name="P71" draw:layer="layout" svg:width="0.093cm" svg:height="0.089cm" svg:x="5.622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4" draw:text-style-name="P71" draw:layer="layout" svg:width="0.089cm" svg:height="0.089cm" svg:x="7.30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4" draw:text-style-name="P71" draw:layer="layout" svg:width="0.084cm" svg:height="0.089cm" svg:x="8.98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4" draw:text-style-name="P71" draw:layer="layout" svg:width="0.089cm" svg:height="0.089cm" svg:x="10.66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4" draw:text-style-name="P71" draw:layer="layout" svg:width="0.084cm" svg:height="0.089cm" svg:x="2.271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4" draw:text-style-name="P71" draw:layer="layout" svg:width="0.089cm" svg:height="0.089cm" svg:x="12.343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4" draw:text-style-name="P71" draw:layer="layout" svg:width="0.084cm" svg:height="0.089cm" svg:x="14.02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4" draw:text-style-name="P71" draw:layer="layout" svg:width="0.089cm" svg:height="0.084cm" svg:x="3.94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4" draw:text-style-name="P71" draw:layer="layout" svg:width="0.093cm" svg:height="0.084cm" svg:x="5.622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84" draw:text-style-name="P71" draw:layer="layout" svg:width="0.089cm" svg:height="0.084cm" svg:x="7.30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84" draw:text-style-name="P71" draw:layer="layout" svg:width="0.084cm" svg:height="0.084cm" svg:x="8.98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84" draw:text-style-name="P71" draw:layer="layout" svg:width="0.089cm" svg:height="0.084cm" svg:x="10.66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4" draw:text-style-name="P71" draw:layer="layout" svg:width="0.084cm" svg:height="0.084cm" svg:x="2.271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84" draw:text-style-name="P71" draw:layer="layout" svg:width="0.089cm" svg:height="0.084cm" svg:x="12.343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4" draw:text-style-name="P71" draw:layer="layout" svg:width="0.084cm" svg:height="0.084cm" svg:x="14.02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84" draw:text-style-name="P71" draw:layer="layout" svg:width="0.089cm" svg:height="0.089cm" svg:x="3.94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84" draw:text-style-name="P71" draw:layer="layout" svg:width="0.093cm" svg:height="0.089cm" svg:x="5.622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84" draw:text-style-name="P71" draw:layer="layout" svg:width="0.089cm" svg:height="0.089cm" svg:x="7.30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84" draw:text-style-name="P71" draw:layer="layout" svg:width="0.084cm" svg:height="0.089cm" svg:x="8.98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84" draw:text-style-name="P71" draw:layer="layout" svg:width="0.089cm" svg:height="0.089cm" svg:x="10.66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84" draw:text-style-name="P71" draw:layer="layout" svg:width="0.084cm" svg:height="0.089cm" svg:x="2.271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84" draw:text-style-name="P71" draw:layer="layout" svg:width="0.089cm" svg:height="0.089cm" svg:x="12.343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84" draw:text-style-name="P71" draw:layer="layout" svg:width="0.084cm" svg:height="0.089cm" svg:x="14.02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84" draw:text-style-name="P71" draw:layer="layout" svg:width="0.089cm" svg:height="0.089cm" svg:x="3.94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84" draw:text-style-name="P71" draw:layer="layout" svg:width="0.093cm" svg:height="0.089cm" svg:x="5.622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84" draw:text-style-name="P71" draw:layer="layout" svg:width="0.089cm" svg:height="0.089cm" svg:x="7.30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4" draw:text-style-name="P71" draw:layer="layout" svg:width="0.084cm" svg:height="0.089cm" svg:x="8.9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84" draw:text-style-name="P71" draw:layer="layout" svg:width="0.089cm" svg:height="0.089cm" svg:x="10.66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84" draw:text-style-name="P71" draw:layer="layout" svg:width="0.084cm" svg:height="0.089cm" svg:x="2.27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84" draw:text-style-name="P71" draw:layer="layout" svg:width="0.089cm" svg:height="0.089cm" svg:x="12.34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84" draw:text-style-name="P71" draw:layer="layout" svg:width="0.084cm" svg:height="0.089cm" svg:x="14.02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84" draw:text-style-name="P71" draw:layer="layout" svg:width="0.089cm" svg:height="0.084cm" svg:x="3.94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84" draw:text-style-name="P71" draw:layer="layout" svg:width="0.093cm" svg:height="0.084cm" svg:x="5.622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84" draw:text-style-name="P71" draw:layer="layout" svg:width="0.089cm" svg:height="0.084cm" svg:x="7.30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84" draw:text-style-name="P71" draw:layer="layout" svg:width="0.084cm" svg:height="0.084cm" svg:x="8.98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84" draw:text-style-name="P71" draw:layer="layout" svg:width="0.089cm" svg:height="0.084cm" svg:x="10.66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84" draw:text-style-name="P71" draw:layer="layout" svg:width="0.084cm" svg:height="0.084cm" svg:x="2.271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84" draw:text-style-name="P71" draw:layer="layout" svg:width="0.089cm" svg:height="0.084cm" svg:x="12.343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84" draw:text-style-name="P71" draw:layer="layout" svg:width="0.084cm" svg:height="0.084cm" svg:x="14.02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84" draw:text-style-name="P71" draw:layer="layout" svg:width="0.089cm" svg:height="0.089cm" svg:x="3.947cm" svg:y="16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84" draw:text-style-name="P71" draw:layer="layout" svg:width="0.093cm" svg:height="0.093cm" svg:x="5.622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84" draw:text-style-name="P71" draw:layer="layout" svg:width="0.089cm" svg:height="0.093cm" svg:x="7.30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84" draw:text-style-name="P71" draw:layer="layout" svg:width="0.089cm" svg:height="0.093cm" svg:x="8.98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84" draw:text-style-name="P71" draw:layer="layout" svg:width="0.093cm" svg:height="0.093cm" svg:x="10.65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84" draw:text-style-name="P71" draw:layer="layout" svg:width="0.084cm" svg:height="0.093cm" svg:x="2.271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84" draw:text-style-name="P71" draw:layer="layout" svg:width="0.093cm" svg:height="0.093cm" svg:x="12.33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84" draw:text-style-name="P71" draw:layer="layout" svg:width="0.089cm" svg:height="0.093cm" svg:x="14.02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84" draw:text-style-name="P71" draw:layer="layout" svg:width="0.089cm" svg:height="0.089cm" svg:x="3.94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84" draw:text-style-name="P71" draw:layer="layout" svg:width="0.093cm" svg:height="0.089cm" svg:x="5.622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84" draw:text-style-name="P71" draw:layer="layout" svg:width="0.089cm" svg:height="0.089cm" svg:x="7.30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84" draw:text-style-name="P71" draw:layer="layout" svg:width="0.084cm" svg:height="0.089cm" svg:x="8.98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84" draw:text-style-name="P71" draw:layer="layout" svg:width="0.089cm" svg:height="0.089cm" svg:x="10.66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84" draw:text-style-name="P71" draw:layer="layout" svg:width="0.084cm" svg:height="0.089cm" svg:x="2.271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84" draw:text-style-name="P71" draw:layer="layout" svg:width="0.089cm" svg:height="0.089cm" svg:x="12.338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84" draw:text-style-name="P71" draw:layer="layout" svg:width="0.084cm" svg:height="0.089cm" svg:x="14.02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84" draw:text-style-name="P71" draw:layer="layout" svg:width="0.089cm" svg:height="0.089cm" svg:x="3.94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84" draw:text-style-name="P71" draw:layer="layout" svg:width="0.093cm" svg:height="0.089cm" svg:x="5.622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84" draw:text-style-name="P71" draw:layer="layout" svg:width="0.089cm" svg:height="0.089cm" svg:x="7.30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84" draw:text-style-name="P71" draw:layer="layout" svg:width="0.084cm" svg:height="0.089cm" svg:x="8.98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4" draw:text-style-name="P71" draw:layer="layout" svg:width="0.089cm" svg:height="0.089cm" svg:x="10.66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84" draw:text-style-name="P71" draw:layer="layout" svg:width="0.084cm" svg:height="0.089cm" svg:x="2.271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84" draw:text-style-name="P71" draw:layer="layout" svg:width="0.089cm" svg:height="0.089cm" svg:x="12.338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84" draw:text-style-name="P71" draw:layer="layout" svg:width="0.084cm" svg:height="0.089cm" svg:x="14.02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9" draw:text-style-name="P2" draw:layer="layout" svg:width="0.953cm" svg:height="1.111cm" svg:x="6.11cm" svg:y="16.25cm">
          <text:p text:style-name="P70"><text:span text:style-name="T25">L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" draw:text-style-name="P2" draw:layer="layout" svg:width="1.101cm" svg:height="1.111cm" svg:x="7.732cm" svg:y="16.25cm">
          <text:p text:style-name="P70"><text:span text:style-name="T25">U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9" draw:text-style-name="P2" draw:layer="layout" svg:width="0.987cm" svg:height="1.111cm" svg:x="9.433cm" svg:y="16.25cm">
          <text:p text:style-name="P70"><text:span text:style-name="T25">S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2" draw:layer="layout" svg:width="1.088cm" svg:height="1.111cm" svg:x="1.257cm" svg:y="14.914cm">
          <text:p text:style-name="P70"><text:span text:style-name="T25">H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" draw:text-style-name="P2" draw:layer="layout" svg:width="1.491cm" svg:height="1.011cm" svg:x="0.836cm" svg:y="13.375cm">
          <text:p text:style-name="P70"><text:span text:style-name="T90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9" draw:text-style-name="P2" draw:layer="layout" svg:width="1.529cm" svg:height="1.011cm" svg:x="0.835cm" svg:y="6.858cm">
          <text:p text:style-name="P70"><text:span text:style-name="T90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2" draw:layer="layout" svg:width="0.999cm" svg:height="1.111cm" svg:x="1.314cm" svg:y="5.089cm">
          <text:p text:style-name="P70"><text:span text:style-name="T25">T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9" draw:text-style-name="P2" draw:layer="layout" svg:width="0.953cm" svg:height="1.111cm" svg:x="1.333cm" svg:y="11.673cm">
          <text:p text:style-name="P70"><text:span text:style-name="T25">L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9" draw:text-style-name="P2" draw:layer="layout" svg:width="1.101cm" svg:height="1.111cm" svg:x="1.257cm" svg:y="10.112cm">
          <text:p text:style-name="P70"><text:span text:style-name="T25">U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9" draw:text-style-name="P2" draw:layer="layout" svg:width="0.987cm" svg:height="1.111cm" svg:x="1.287cm" svg:y="8.427cm">
          <text:p text:style-name="P70"><text:span text:style-name="T25">S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53" draw:text-style-name="P2" draw:layer="layout" svg:width="0.695cm" svg:height="0.756cm" svg:x="2.229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53" draw:text-style-name="P2" draw:layer="layout" svg:width="0.695cm" svg:height="0.756cm" svg:x="4.045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53" draw:text-style-name="P2" draw:layer="layout" svg:width="0.695cm" svg:height="0.756cm" svg:x="5.76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53" draw:text-style-name="P2" draw:layer="layout" svg:width="0.695cm" svg:height="0.756cm" svg:x="7.286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53" draw:text-style-name="P2" draw:layer="layout" svg:width="0.695cm" svg:height="0.756cm" svg:x="9.005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53" draw:text-style-name="P2" draw:layer="layout" svg:width="0.695cm" svg:height="0.756cm" svg:x="10.722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53" draw:text-style-name="P2" draw:layer="layout" svg:width="0.695cm" svg:height="0.756cm" svg:x="12.436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53" draw:text-style-name="P2" draw:layer="layout" svg:width="0.695cm" svg:height="0.756cm" svg:x="14.155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53" draw:text-style-name="P2" draw:layer="layout" svg:width="0.695cm" svg:height="0.756cm" svg:x="2.321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53" draw:text-style-name="P2" draw:layer="layout" svg:width="0.695cm" svg:height="0.756cm" svg:x="4.138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3" draw:text-style-name="P2" draw:layer="layout" svg:width="0.695cm" svg:height="0.756cm" svg:x="5.852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3" draw:text-style-name="P2" draw:layer="layout" svg:width="0.695cm" svg:height="0.756cm" svg:x="7.379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3" draw:text-style-name="P2" draw:layer="layout" svg:width="0.695cm" svg:height="0.756cm" svg:x="9.099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3" draw:text-style-name="P2" draw:layer="layout" svg:width="0.695cm" svg:height="0.756cm" svg:x="10.814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3" draw:text-style-name="P2" draw:layer="layout" svg:width="0.695cm" svg:height="0.756cm" svg:x="12.529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53" draw:text-style-name="P2" draw:layer="layout" svg:width="0.695cm" svg:height="0.756cm" svg:x="14.25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3" draw:text-style-name="P2" draw:layer="layout" svg:width="0.695cm" svg:height="0.756cm" svg:x="2.32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3" draw:text-style-name="P2" draw:layer="layout" svg:width="0.695cm" svg:height="0.756cm" svg:x="4.137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3" draw:text-style-name="P2" draw:layer="layout" svg:width="0.809cm" svg:height="0.756cm" svg:x="5.711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3" draw:text-style-name="P2" draw:layer="layout" svg:width="0.809cm" svg:height="0.756cm" svg:x="7.33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53" draw:text-style-name="P2" draw:layer="layout" svg:width="0.809cm" svg:height="0.756cm" svg:x="9.045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3" draw:text-style-name="P2" draw:layer="layout" svg:width="0.809cm" svg:height="0.756cm" svg:x="9.927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53" draw:text-style-name="P2" draw:layer="layout" svg:width="0.695cm" svg:height="0.756cm" svg:x="12.529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53" draw:text-style-name="P2" draw:layer="layout" svg:width="0.695cm" svg:height="0.756cm" svg:x="14.249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53" draw:text-style-name="P2" draw:layer="layout" svg:width="0.695cm" svg:height="0.756cm" svg:x="2.334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53" draw:text-style-name="P2" draw:layer="layout" svg:width="0.695cm" svg:height="0.756cm" svg:x="4.146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53" draw:text-style-name="P2" draw:layer="layout" svg:width="0.809cm" svg:height="0.756cm" svg:x="5.711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53" draw:text-style-name="P2" draw:layer="layout" svg:width="0.809cm" svg:height="0.756cm" svg:x="7.33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53" draw:text-style-name="P2" draw:layer="layout" svg:width="0.809cm" svg:height="0.756cm" svg:x="9.045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53" draw:text-style-name="P2" draw:layer="layout" svg:width="0.809cm" svg:height="0.756cm" svg:x="9.927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53" draw:text-style-name="P2" draw:layer="layout" svg:width="0.695cm" svg:height="0.756cm" svg:x="12.538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53" draw:text-style-name="P2" draw:layer="layout" svg:width="0.695cm" svg:height="0.756cm" svg:x="14.253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53" draw:text-style-name="P2" draw:layer="layout" svg:width="0.695cm" svg:height="0.756cm" svg:x="2.334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53" draw:text-style-name="P2" draw:layer="layout" svg:width="0.695cm" svg:height="0.756cm" svg:x="4.146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53" draw:text-style-name="P2" draw:layer="layout" svg:width="0.809cm" svg:height="0.756cm" svg:x="5.711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53" draw:text-style-name="P2" draw:layer="layout" svg:width="0.809cm" svg:height="0.756cm" svg:x="7.33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53" draw:text-style-name="P2" draw:layer="layout" svg:width="0.809cm" svg:height="0.756cm" svg:x="9.045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53" draw:text-style-name="P2" draw:layer="layout" svg:width="0.809cm" svg:height="0.756cm" svg:x="9.927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53" draw:text-style-name="P2" draw:layer="layout" svg:width="0.695cm" svg:height="0.756cm" svg:x="12.538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53" draw:text-style-name="P2" draw:layer="layout" svg:width="0.695cm" svg:height="0.756cm" svg:x="14.253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53" draw:text-style-name="P2" draw:layer="layout" svg:width="0.695cm" svg:height="0.756cm" svg:x="2.32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53" draw:text-style-name="P2" draw:layer="layout" svg:width="0.695cm" svg:height="0.756cm" svg:x="4.137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3" draw:text-style-name="P2" draw:layer="layout" svg:width="0.809cm" svg:height="0.756cm" svg:x="5.711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53" draw:text-style-name="P2" draw:layer="layout" svg:width="0.809cm" svg:height="0.756cm" svg:x="7.33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53" draw:text-style-name="P2" draw:layer="layout" svg:width="0.809cm" svg:height="0.756cm" svg:x="9.045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53" draw:text-style-name="P2" draw:layer="layout" svg:width="0.809cm" svg:height="0.756cm" svg:x="9.927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53" draw:text-style-name="P2" draw:layer="layout" svg:width="0.695cm" svg:height="0.756cm" svg:x="12.529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53" draw:text-style-name="P2" draw:layer="layout" svg:width="0.695cm" svg:height="0.756cm" svg:x="14.249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53" draw:text-style-name="P2" draw:layer="layout" svg:width="0.695cm" svg:height="0.756cm" svg:x="2.321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53" draw:text-style-name="P2" draw:layer="layout" svg:width="0.695cm" svg:height="0.756cm" svg:x="4.138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53" draw:text-style-name="P2" draw:layer="layout" svg:width="0.695cm" svg:height="0.756cm" svg:x="5.852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53" draw:text-style-name="P2" draw:layer="layout" svg:width="0.695cm" svg:height="0.756cm" svg:x="7.379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53" draw:text-style-name="P2" draw:layer="layout" svg:width="0.695cm" svg:height="0.756cm" svg:x="9.099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53" draw:text-style-name="P2" draw:layer="layout" svg:width="0.695cm" svg:height="0.756cm" svg:x="10.814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53" draw:text-style-name="P2" draw:layer="layout" svg:width="0.695cm" svg:height="0.756cm" svg:x="12.529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53" draw:text-style-name="P2" draw:layer="layout" svg:width="0.695cm" svg:height="0.756cm" svg:x="14.25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3" draw:text-style-name="P2" draw:layer="layout" svg:width="0.695cm" svg:height="0.756cm" svg:x="2.321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3" draw:text-style-name="P2" draw:layer="layout" svg:width="0.695cm" svg:height="0.756cm" svg:x="4.138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53" draw:text-style-name="P2" draw:layer="layout" svg:width="0.695cm" svg:height="0.756cm" svg:x="5.852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53" draw:text-style-name="P2" draw:layer="layout" svg:width="0.695cm" svg:height="0.756cm" svg:x="7.379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53" draw:text-style-name="P2" draw:layer="layout" svg:width="0.695cm" svg:height="0.756cm" svg:x="9.099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53" draw:text-style-name="P2" draw:layer="layout" svg:width="0.695cm" svg:height="0.756cm" svg:x="10.814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53" draw:text-style-name="P2" draw:layer="layout" svg:width="0.695cm" svg:height="0.756cm" svg:x="12.529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3" draw:text-style-name="P2" draw:layer="layout" svg:width="0.695cm" svg:height="0.756cm" svg:x="14.25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3" draw:text-style-name="P2" draw:layer="layout" svg:width="2.464cm" svg:height="1.773cm" svg:x="0.434cm" svg:y="17.198cm">
          <text:p text:style-name="P12"><text:span text:style-name="T25">Initially</text:span></text:p>
          <text:p text:style-name="P12"><text:span text:style-name="T25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4.992cm" svg:height="1.01cm" svg:x="5.742cm" svg:y="6.985cm">
          <text:p text:style-name="P1"><text:span text:style-name="T97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85" draw:text-style-name="P17" draw:layer="layout" svg:width="0.759cm" svg:height="0.599cm" draw:transform="rotate (-1.5707963267949) translate (2.261cm 16.416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Programmers need a clear model of how variables are shared by threads. 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Variables shared by multiple threads must be protected to ensure mutually exclusive access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Calibri" svg:font-family="Calibri"/>
    <style:font-face style:name="Courier New1" svg:font-family="'Courier New'"/>
    <style:font-face style:name="DejaVu Sans1" svg:font-family="'DejaVu Sans'"/>
    <style:font-face style:name="Menlo-Regular1" svg:font-family="Menlo-Regular"/>
    <style:font-face style:name="Times New Roman1" svg:font-family="'Times New Roman'"/>
    <style:font-face style:name="Wingdings1" svg:font-family="Wingdings"/>
    <style:font-face style:name="ＭＳ Ｐゴシック1" svg:font-family="'ＭＳ Ｐゴシック'"/>
    <style:font-face style:name="Andale Mono" svg:font-family="'Andale Mono'" style:font-pitch="fixed"/>
    <style:font-face style:name="Courier New3" svg:font-family="'Courier New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2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3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</text:span><text:span text:style-name="MT2">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0-11-05T20:38:46.067122127</dc:date>
    <meta:editing-cycles>972</meta:editing-cycles>
    <dc:title>Introduction to Computer Systems 15-213/18-243, spring 2009</dc:title>
    <meta:editing-duration>P22DT7M19S</meta:editing-duration>
    <meta:generator>LibreOffice/6.3.5.2$Linux_X86_64 LibreOffice_project/30$Build-2</meta:generator>
    <meta:document-statistic meta:object-count="8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